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22cm"/>
    </style:style>
    <style:style style:name="co3" style:family="table-column">
      <style:table-column-properties fo:break-before="auto" style:column-width="4.556cm"/>
    </style:style>
    <style:style style:name="co4" style:family="table-column">
      <style:table-column-properties fo:break-before="auto" style:column-width="4.02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1.82cm"/>
    </style:style>
    <style:style style:name="co7" style:family="table-column">
      <style:table-column-properties fo:break-before="auto" style:column-width="2.09cm"/>
    </style:style>
    <style:style style:name="co8" style:family="table-column">
      <style:table-column-properties fo:break-before="auto" style:column-width="0.183cm"/>
    </style:style>
    <style:style style:name="co9" style:family="table-column">
      <style:table-column-properties fo:break-before="auto" style:column-width="0.513cm"/>
    </style:style>
    <style:style style:name="co10" style:family="table-column">
      <style:table-column-properties fo:break-before="auto" style:column-width="0.506cm"/>
    </style:style>
    <style:style style:name="co11" style:family="table-column">
      <style:table-column-properties fo:break-before="auto" style:column-width="0.515cm"/>
    </style:style>
    <style:style style:name="co12" style:family="table-column">
      <style:table-column-properties fo:break-before="auto" style:column-width="2.277cm"/>
    </style:style>
    <style:style style:name="co13" style:family="table-column">
      <style:table-column-properties fo:break-before="auto" style:column-width="0.402cm"/>
    </style:style>
    <style:style style:name="co14" style:family="table-column">
      <style:table-column-properties fo:break-before="auto" style:column-width="2.605cm"/>
    </style:style>
    <style:style style:name="co15" style:family="table-column">
      <style:table-column-properties fo:break-before="auto" style:column-width="13.684cm"/>
    </style:style>
    <style:style style:name="co16" style:family="table-column">
      <style:table-column-properties fo:break-before="auto" style:column-width="1.064cm"/>
    </style:style>
    <style:style style:name="ro1" style:family="table-row">
      <style:table-row-properties style:row-height="0.706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815cm" fo:break-before="auto" style:use-optimal-row-height="true"/>
    </style:style>
    <style:style style:name="ro5" style:family="table-row">
      <style:table-row-properties style:row-height="1.579cm" fo:break-before="auto" style:use-optimal-row-height="true"/>
    </style:style>
    <style:style style:name="ro6" style:family="table-row">
      <style:table-row-properties style:row-height="0.579cm" fo:break-before="auto" style:use-optimal-row-height="true"/>
    </style:style>
    <style:style style:name="ro7" style:family="table-row">
      <style:table-row-properties style:row-height="0.598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order="none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 style:data-style-name="N158"/>
    <style:style style:name="ce10" style:family="table-cell" style:parent-style-name="Default" style:data-style-name="N158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58">
      <style:table-cell-properties fo:border-bottom="0.002cm solid #000000" fo:border-left="none" fo:border-right="none" fo:border-top="none"/>
    </style:style>
    <style:style style:name="ce12" style:family="table-cell" style:parent-style-name="Default" style:data-style-name="N33"/>
    <style:style style:name="ce13" style:family="table-cell" style:parent-style-name="Default" style:data-style-name="N40"/>
    <style:style style:name="ce14" style:family="table-cell" style:parent-style-name="Default" style:data-style-name="N40">
      <style:table-cell-properties fo:border-bottom="0.002cm solid #000000" fo:border-left="none" fo:border-right="none" fo:border-top="none"/>
    </style:style>
    <style:style style:name="ce1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 style:data-style-name="N0"/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ext-properties style:font-name="Arial" style:font-name-asian="ＭＳ Ｐゴシック" style:font-name-complex="Lucida Sans"/>
    </style:style>
    <style:style style:name="ce19" style:family="table-cell" style:parent-style-name="確認色">
      <style:map style:condition="cell-content()&gt;0" style:apply-style-name="確認色" style:base-cell-address="作業履歴.I9"/>
      <style:map style:condition="cell-content()&lt;=0" style:apply-style-name="未使用色" style:base-cell-address="作業履歴.I9"/>
    </style:style>
    <style:style style:name="ce20" style:family="table-cell" style:parent-style-name="Default">
      <style:table-cell-properties fo:border="none"/>
      <style:map style:condition="is-true-formula(AND([.$F13]&lt;[.J$9];[.$G13]&gt;[.I$9]))" style:apply-style-name="作業予定バー" style:base-cell-address="作業履歴.I13"/>
      <style:map style:condition="is-true-formula(OR([.$F13]&gt;=[.J$9];[.$G13]&lt;=[.I$9]))" style:apply-style-name="Default_5f_20_5f__5f_28_5f_user_5f_29_5f__5f_20_5f__5f_28_5f_user_5f_29_5f_" style:base-cell-address="作業履歴.I13"/>
    </style:style>
    <style:style style:name="ce21" style:family="table-cell" style:parent-style-name="Default">
      <style:table-cell-properties fo:border="none"/>
      <style:map style:condition="is-true-formula(AND([.$F14]&lt;[.J$9];[.$G14]&gt;[.I$9]))" style:apply-style-name="作業予定バー" style:base-cell-address="作業履歴.I14"/>
      <style:map style:condition="is-true-formula(OR([.$F14]&gt;=[.J$9];[.$G14]&lt;=[.I$9]))" style:apply-style-name="Default_5f_20_5f__5f_28_5f_user_5f_29_5f_" style:base-cell-address="作業履歴.I14"/>
    </style:style>
    <style:style style:name="ce22" style:family="table-cell" style:parent-style-name="Default">
      <style:table-cell-properties fo:border="none"/>
      <style:map style:condition="is-true-formula(AND([.$F15]&lt;[.J$9];[.$G15]&gt;[.I$9]))" style:apply-style-name="作業予定バー" style:base-cell-address="作業履歴.I15"/>
      <style:map style:condition="is-true-formula(OR([.$F15]&gt;=[.J$9];[.$G15]&lt;=[.I$9]))" style:apply-style-name="Default_5f_20_5f__5f_28_5f_user_5f_29_5f_" style:base-cell-address="作業履歴.I15"/>
    </style:style>
    <style:style style:name="ce23" style:family="table-cell" style:parent-style-name="Default">
      <style:table-cell-properties fo:border="none"/>
      <style:map style:condition="is-true-formula(AND([.$F16]&lt;[.J$9];[.$G16]&gt;[.I$9]))" style:apply-style-name="作業予定バー" style:base-cell-address="作業履歴.I16"/>
      <style:map style:condition="is-true-formula(OR([.$F16]&gt;=[.J$9];[.$G16]&lt;=[.I$9]))" style:apply-style-name="Default_5f_20_5f__5f_28_5f_user_5f_29_5f_" style:base-cell-address="作業履歴.I16"/>
    </style:style>
    <style:style style:name="ce24" style:family="table-cell" style:parent-style-name="Default">
      <style:table-cell-properties fo:border="none"/>
      <style:map style:condition="cell-content()&gt;0" style:apply-style-name="確認色" style:base-cell-address="作業履歴.I9"/>
      <style:map style:condition="cell-content()&lt;=0" style:apply-style-name="未使用色" style:base-cell-address="作業履歴.I9"/>
    </style:style>
    <style:style style:name="ce25" style:family="table-cell" style:parent-style-name="Default">
      <style:table-cell-properties fo:border="none"/>
      <style:map style:condition="is-true-formula(AND([.$F19]&lt;[.J$9];[.$G19]&gt;[.I$9]))" style:apply-style-name="作業予定バー" style:base-cell-address="作業履歴.I19"/>
      <style:map style:condition="is-true-formula(OR([.$F19]&gt;=[.J$9];[.$G19]&lt;=[.I$9]))" style:apply-style-name="Default_5f_20_5f__5f_28_5f_user_5f_29_5f__5f_20_5f__5f_28_5f_user_5f_29_5f_" style:base-cell-address="作業履歴.I19"/>
    </style:style>
    <style:style style:name="ce26" style:family="table-cell" style:parent-style-name="Default">
      <style:table-cell-properties fo:border="none"/>
      <style:map style:condition="is-true-formula(AND([.$F20]&lt;[.J$9];[.$G20]&gt;[.I$9]))" style:apply-style-name="作業予定バー" style:base-cell-address="作業履歴.I20"/>
      <style:map style:condition="is-true-formula(OR([.$F20]&gt;=[.J$9];[.$G20]&lt;=[.I$9]))" style:apply-style-name="Default_5f_20_5f__5f_28_5f_user_5f_29_5f_" style:base-cell-address="作業履歴.I20"/>
    </style:style>
    <style:style style:name="ce27" style:family="table-cell" style:parent-style-name="Default">
      <style:table-cell-properties fo:border="none"/>
      <style:map style:condition="is-true-formula(AND([.$F21]&lt;[.J$9];[.$G21]&gt;[.I$9]))" style:apply-style-name="作業予定バー" style:base-cell-address="作業履歴.I21"/>
      <style:map style:condition="is-true-formula(OR([.$F21]&gt;=[.J$9];[.$G21]&lt;=[.I$9]))" style:apply-style-name="Default_5f_20_5f__5f_28_5f_user_5f_29_5f_" style:base-cell-address="作業履歴.I21"/>
    </style:style>
    <style:style style:name="ce28" style:family="table-cell" style:parent-style-name="Default">
      <style:table-cell-properties fo:border="none"/>
      <style:map style:condition="is-true-formula(AND([.$E23]&lt;=[.I$9];[.$F23]&gt;[.I$9]))" style:apply-style-name="作業予定バー" style:base-cell-address="作業履歴.I23"/>
      <style:map style:condition="is-true-formula(OR([.$E23]&gt;[.I$9];[.$F23]&lt;=[.I$9]))" style:apply-style-name="Default_5f_20_5f__5f_28_5f_user_5f_29_5f__5f_20_5f__5f_28_5f_user_5f_29_5f_" style:base-cell-address="作業履歴.I23"/>
    </style:style>
    <style:style style:name="ce29" style:family="table-cell" style:parent-style-name="Default">
      <style:table-cell-properties fo:border="none"/>
      <style:map style:condition="is-true-formula(AND([.$F25]&lt;[.J$9];[.$G25]&gt;[.I$9]))" style:apply-style-name="作業予定バー" style:base-cell-address="作業履歴.I25"/>
      <style:map style:condition="is-true-formula(OR([.$F25]&gt;=[.J$9];[.$G25]&lt;=[.I$9]))" style:apply-style-name="Default_5f_20_5f__5f_28_5f_user_5f_29_5f_" style:base-cell-address="作業履歴.I25"/>
    </style:style>
    <style:style style:name="ce30" style:family="table-cell" style:parent-style-name="Default">
      <style:table-cell-properties fo:border="none"/>
      <style:map style:condition="is-true-formula(AND([.$F26]&lt;[.J$9];[.$G26]&gt;[.I$9]))" style:apply-style-name="作業予定バー" style:base-cell-address="作業履歴.I26"/>
      <style:map style:condition="is-true-formula(OR([.$F26]&gt;=[.J$9];[.$G26]&lt;=[.I$9]))" style:apply-style-name="Default_5f_20_5f__5f_28_5f_user_5f_29_5f_" style:base-cell-address="作業履歴.I26"/>
    </style:style>
    <style:style style:name="ce31" style:family="table-cell" style:parent-style-name="Default">
      <style:table-cell-properties fo:border="none"/>
      <style:map style:condition="is-true-formula(AND([.$F29]&lt;[.J$9];[.$G29]&gt;[.I$9]))" style:apply-style-name="作業予定バー" style:base-cell-address="作業履歴.I29"/>
      <style:map style:condition="is-true-formula(OR([.$F29]&gt;=[.J$9];[.$G29]&lt;=[.I$9]))" style:apply-style-name="Default_5f_20_5f__5f_28_5f_user_5f_29_5f_" style:base-cell-address="作業履歴.I29"/>
    </style:style>
    <style:style style:name="ce32" style:family="table-cell" style:parent-style-name="Default">
      <style:table-cell-properties fo:border="none"/>
      <style:map style:condition="is-true-formula(AND([.$F30]&lt;[.J$9];[.$G30]&gt;[.I$9]))" style:apply-style-name="作業予定バー" style:base-cell-address="作業履歴.I30"/>
      <style:map style:condition="is-true-formula(OR([.$F30]&gt;=[.J$9];[.$G30]&lt;=[.I$9]))" style:apply-style-name="Default_5f_20_5f__5f_28_5f_user_5f_29_5f_" style:base-cell-address="作業履歴.I30"/>
    </style:style>
    <style:style style:name="ce33" style:family="table-cell" style:parent-style-name="Default">
      <style:table-cell-properties fo:border="none"/>
      <style:map style:condition="is-true-formula(AND([.$F32]&lt;[.J$9];[.$G32]&gt;[.I$9]))" style:apply-style-name="作業予定バー" style:base-cell-address="作業履歴.I32"/>
      <style:map style:condition="is-true-formula(OR([.$F32]&gt;=[.J$9];[.$G32]&lt;=[.I$9]))" style:apply-style-name="Default_5f_20_5f__5f_28_5f_user_5f_29_5f_" style:base-cell-address="作業履歴.I32"/>
    </style:style>
    <style:style style:name="ce34" style:family="table-cell" style:parent-style-name="Default">
      <style:table-cell-properties fo:border="none"/>
      <style:map style:condition="is-true-formula(AND([.$F33]&lt;[.J$9];[.$G33]&gt;[.I$9]))" style:apply-style-name="実作業バー" style:base-cell-address="作業履歴.I33"/>
      <style:map style:condition="is-true-formula(OR([.$F33]&gt;=[.J$9];[.$G33]&lt;=[.I$9]))" style:apply-style-name="Default_5f_20_5f__5f_28_5f_user_5f_29_5f_" style:base-cell-address="作業履歴.I33"/>
    </style:style>
    <style:style style:name="ce35" style:family="table-cell" style:parent-style-name="Default">
      <style:table-cell-properties fo:border="none"/>
      <style:map style:condition="is-true-formula(AND([.$F34]&lt;[.J$9];[.$G34]&gt;[.I$9]))" style:apply-style-name="作業予定バー" style:base-cell-address="作業履歴.I34"/>
      <style:map style:condition="is-true-formula(OR([.$F34]&gt;=[.J$9];[.$G34]&lt;=[.I$9]))" style:apply-style-name="Default_5f_20_5f__5f_28_5f_user_5f_29_5f_" style:base-cell-address="作業履歴.I34"/>
    </style:style>
    <style:style style:name="ce36" style:family="table-cell" style:parent-style-name="Default">
      <style:table-cell-properties fo:border="none"/>
      <style:map style:condition="is-true-formula(AND([.$F35]&lt;[.J$9];[.$G35]&gt;[.I$9]))" style:apply-style-name="実作業バー" style:base-cell-address="作業履歴.I35"/>
      <style:map style:condition="is-true-formula(OR([.$F35]&gt;=[.J$9];[.$G35]&lt;=[.I$9]))" style:apply-style-name="Default_5f_20_5f__5f_28_5f_user_5f_29_5f_" style:base-cell-address="作業履歴.I35"/>
    </style:style>
    <style:style style:name="ce37" style:family="table-cell" style:parent-style-name="Default">
      <style:table-cell-properties fo:border="none"/>
      <style:map style:condition="is-true-formula(AND([.$F36]&lt;[.J$9];[.$G36]&gt;[.I$9]))" style:apply-style-name="実作業バー" style:base-cell-address="作業履歴.I36"/>
      <style:map style:condition="is-true-formula(OR([.$F36]&gt;=[.J$9];[.$G36]&lt;=[.I$9]))" style:apply-style-name="Default_5f_20_5f__5f_28_5f_user_5f_29_5f_" style:base-cell-address="作業履歴.I36"/>
    </style:style>
    <style:style style:name="ce38" style:family="table-cell" style:parent-style-name="確認色">
      <style:map style:condition="cell-content()&gt;0" style:apply-style-name="確認色" style:base-cell-address="作業履歴.I39"/>
      <style:map style:condition="cell-content()&lt;=0" style:apply-style-name="未使用色" style:base-cell-address="作業履歴.I39"/>
    </style:style>
    <style:style style:name="ce39" style:family="table-cell" style:parent-style-name="Default">
      <style:table-cell-properties fo:border="none"/>
      <style:map style:condition="is-true-formula(AND([.$F43]&lt;[.J$9];[.$G43]&gt;[.I$9]))" style:apply-style-name="実作業バー" style:base-cell-address="作業履歴.I43"/>
      <style:map style:condition="is-true-formula(OR([.$F43]&gt;=[.J$9];[.$G43]&lt;=[.I$9]))" style:apply-style-name="Default_5f_20_5f__5f_28_5f_user_5f_29_5f__5f_20_5f__5f_28_5f_user_5f_29_5f_" style:base-cell-address="作業履歴.I43"/>
    </style:style>
    <style:style style:name="ce40" style:family="table-cell" style:parent-style-name="Default">
      <style:table-cell-properties fo:border="none"/>
      <style:map style:condition="is-true-formula(AND([.$F44]&lt;[.J$9];[.$G44]&gt;[.I$9]))" style:apply-style-name="実作業バー" style:base-cell-address="作業履歴.I44"/>
      <style:map style:condition="is-true-formula(OR([.$F44]&gt;=[.J$9];[.$G44]&lt;=[.I$9]))" style:apply-style-name="Default_5f_20_5f__5f_28_5f_user_5f_29_5f__5f_20_5f__5f_28_5f_user_5f_29_5f_" style:base-cell-address="作業履歴.I44"/>
    </style:style>
    <style:style style:name="ce41" style:family="table-cell" style:parent-style-name="Default">
      <style:table-cell-properties fo:border="none"/>
      <style:map style:condition="is-true-formula(AND([.$F45]&lt;[.J$9];[.$G45]&gt;[.I$9]))" style:apply-style-name="実作業バー" style:base-cell-address="作業履歴.I45"/>
      <style:map style:condition="is-true-formula(OR([.$F45]&gt;=[.J$9];[.$G45]&lt;=[.I$9]))" style:apply-style-name="Default_5f_20_5f__5f_28_5f_user_5f_29_5f_" style:base-cell-address="作業履歴.I45"/>
    </style:style>
    <style:style style:name="ce42" style:family="table-cell" style:parent-style-name="Default">
      <style:table-cell-properties fo:border="none"/>
      <style:map style:condition="is-true-formula(AND([.$F46]&lt;[.J$9];[.$G46]&gt;[.I$9]))" style:apply-style-name="実作業バー" style:base-cell-address="作業履歴.I46"/>
      <style:map style:condition="is-true-formula(OR([.$F46]&gt;=[.J$9];[.$G46]&lt;=[.I$9]))" style:apply-style-name="Default_5f_20_5f__5f_28_5f_user_5f_29_5f_" style:base-cell-address="作業履歴.I46"/>
    </style:style>
    <style:style style:name="ce43" style:family="table-cell" style:parent-style-name="Default">
      <style:table-cell-properties fo:border="none"/>
      <style:map style:condition="is-true-formula(AND([.$F47]&lt;[.J$9];[.$G47]&gt;[.I$9]))" style:apply-style-name="実作業バー" style:base-cell-address="作業履歴.I47"/>
      <style:map style:condition="is-true-formula(OR([.$F47]&gt;=[.J$9];[.$G47]&lt;=[.I$9]))" style:apply-style-name="Default_5f_20_5f__5f_28_5f_user_5f_29_5f_" style:base-cell-address="作業履歴.I47"/>
    </style:style>
    <style:style style:name="ce44" style:family="table-cell" style:parent-style-name="Default">
      <style:table-cell-properties fo:border="none"/>
      <style:map style:condition="is-true-formula(AND([.$F53]&lt;[.J$9];[.$G53]&gt;[.I$9]))" style:apply-style-name="実作業バー" style:base-cell-address="作業履歴.I53"/>
      <style:map style:condition="is-true-formula(OR([.$F53]&gt;=[.J$9];[.$G53]&lt;=[.I$9]))" style:apply-style-name="Default_5f_20_5f__5f_28_5f_user_5f_29_5f__5f_20_5f__5f_28_5f_user_5f_29_5f_" style:base-cell-address="作業履歴.I53"/>
    </style:style>
    <style:style style:name="ce45" style:family="table-cell" style:parent-style-name="Default">
      <style:table-cell-properties fo:border="none"/>
      <style:map style:condition="is-true-formula(AND([.$F54]&lt;[.J$9];[.$G54]&gt;[.I$9]))" style:apply-style-name="実作業バー" style:base-cell-address="作業履歴.I54"/>
      <style:map style:condition="is-true-formula(OR([.$F54]&gt;=[.J$9];[.$G54]&lt;=[.I$9]))" style:apply-style-name="Default_5f_20_5f__5f_28_5f_user_5f_29_5f_" style:base-cell-address="作業履歴.I54"/>
    </style:style>
    <style:style style:name="ce46" style:family="table-cell" style:parent-style-name="Default">
      <style:table-cell-properties fo:border="none"/>
      <style:map style:condition="is-true-formula(AND([.$F55]&lt;[.J$9];[.$G55]&gt;[.I$9]))" style:apply-style-name="実作業バー" style:base-cell-address="作業履歴.I55"/>
      <style:map style:condition="is-true-formula(OR([.$F55]&gt;=[.J$9];[.$G55]&lt;=[.I$9]))" style:apply-style-name="Default_5f_20_5f__5f_28_5f_user_5f_29_5f_" style:base-cell-address="作業履歴.I55"/>
    </style:style>
    <style:style style:name="ce47" style:family="table-cell" style:parent-style-name="Default">
      <style:table-cell-properties fo:border="none"/>
      <style:map style:condition="is-true-formula(AND([.$F60]&lt;[.J$9];[.$G60]&gt;[.I$9]))" style:apply-style-name="実作業バー" style:base-cell-address="作業履歴.I57"/>
      <style:map style:condition="is-true-formula(OR([.$F60]&gt;=[.J$9];[.$G60]&lt;=[.I$9]))" style:apply-style-name="Default_5f_20_5f__5f_28_5f_user_5f_29_5f__5f_20_5f__5f_28_5f_user_5f_29_5f_" style:base-cell-address="作業履歴.I57"/>
    </style:style>
    <style:style style:name="ce48" style:family="table-cell" style:parent-style-name="Default">
      <style:table-cell-properties fo:border="none"/>
      <style:map style:condition="is-true-formula(AND([.$F60]&lt;[.J$9];[.$G60]&gt;[.I$9]))" style:apply-style-name="実作業バー" style:base-cell-address="作業履歴.I60"/>
      <style:map style:condition="is-true-formula(OR([.$F60]&gt;=[.J$9];[.$G60]&lt;=[.I$9]))" style:apply-style-name="Default_5f_20_5f__5f_28_5f_user_5f_29_5f_" style:base-cell-address="作業履歴.I60"/>
    </style:style>
    <style:style style:name="ce49" style:family="table-cell" style:parent-style-name="Default">
      <style:table-cell-properties fo:border="none"/>
      <style:map style:condition="is-true-formula(AND([.$F61]&lt;[.J$9];[.$G61]&gt;[.I$9]))" style:apply-style-name="実作業バー" style:base-cell-address="作業履歴.I61"/>
      <style:map style:condition="is-true-formula(OR([.$F61]&gt;=[.J$9];[.$G61]&lt;=[.I$9]))" style:apply-style-name="Default_5f_20_5f__5f_28_5f_user_5f_29_5f_" style:base-cell-address="作業履歴.I61"/>
    </style:style>
    <style:style style:name="ce50" style:family="table-cell" style:parent-style-name="Default">
      <style:map style:condition="is-true-formula(AND([.$F67]&lt;[.J$9];[.$G67]&gt;[.I$9]))" style:apply-style-name="実作業バー" style:base-cell-address="作業履歴.I64"/>
      <style:map style:condition="is-true-formula(OR([.$F67]&gt;=[.J$9];[.$G67]&lt;=[.I$9]))" style:apply-style-name="Default_5f_20_5f__5f_28_5f_user_5f_29_5f__5f_20_5f__5f_28_5f_user_5f_29_5f_" style:base-cell-address="作業履歴.I64"/>
    </style:style>
    <style:style style:name="ce51" style:family="table-cell" style:parent-style-name="Default">
      <style:table-cell-properties fo:border="none"/>
      <style:map style:condition="is-true-formula(AND([.$F65]&lt;[.J$9];[.$G65]&gt;[.I$9]))" style:apply-style-name="実作業バー" style:base-cell-address="作業履歴.I65"/>
      <style:map style:condition="is-true-formula(OR([.$F65]&gt;=[.J$9];[.$G65]&lt;=[.I$9]))" style:apply-style-name="Default_5f_20_5f__5f_28_5f_user_5f_29_5f_" style:base-cell-address="作業履歴.I65"/>
    </style:style>
    <style:style style:name="ce52" style:family="table-cell" style:parent-style-name="Default">
      <style:table-cell-properties fo:border="none"/>
      <style:map style:condition="is-true-formula(AND([.$F66]&lt;[.J$9];[.$G66]&gt;[.I$9]))" style:apply-style-name="実作業バー" style:base-cell-address="作業履歴.I66"/>
      <style:map style:condition="is-true-formula(OR([.$F66]&gt;=[.J$9];[.$G66]&lt;=[.I$9]))" style:apply-style-name="Default_5f_20_5f__5f_28_5f_user_5f_29_5f_" style:base-cell-address="作業履歴.I66"/>
    </style:style>
    <style:style style:name="ce53" style:family="table-cell" style:parent-style-name="Default">
      <style:map style:condition="is-true-formula(AND([.$F70]&lt;[.J$9];[.$G70]&gt;[.I$9]))" style:apply-style-name="実作業バー" style:base-cell-address="作業履歴.I67"/>
      <style:map style:condition="is-true-formula(OR([.$F70]&gt;=[.J$9];[.$G70]&lt;=[.I$9]))" style:apply-style-name="Default_5f_20_5f__5f_28_5f_user_5f_29_5f__5f_20_5f__5f_28_5f_user_5f_29_5f_" style:base-cell-address="作業履歴.I67"/>
    </style:style>
    <style:style style:name="ce54" style:family="table-cell" style:parent-style-name="Default">
      <style:table-cell-properties fo:border="none"/>
      <style:map style:condition="is-true-formula(AND([.$F68]&lt;[.J$9];[.$G68]&gt;[.I$9]))" style:apply-style-name="実作業バー" style:base-cell-address="作業履歴.I68"/>
      <style:map style:condition="is-true-formula(OR([.$F68]&gt;=[.J$9];[.$G68]&lt;=[.I$9]))" style:apply-style-name="Default_5f_20_5f__5f_28_5f_user_5f_29_5f_" style:base-cell-address="作業履歴.I68"/>
    </style:style>
    <style:style style:name="ce55" style:family="table-cell" style:parent-style-name="Default">
      <style:table-cell-properties fo:border="none"/>
      <style:map style:condition="is-true-formula(AND([.$F69]&lt;[.J$9];[.$G69]&gt;[.I$9]))" style:apply-style-name="実作業バー" style:base-cell-address="作業履歴.I69"/>
      <style:map style:condition="is-true-formula(OR([.$F69]&gt;=[.J$9];[.$G69]&lt;=[.I$9]))" style:apply-style-name="Default_5f_20_5f__5f_28_5f_user_5f_29_5f_" style:base-cell-address="作業履歴.I69"/>
    </style:style>
    <style:style style:name="ce56" style:family="table-cell" style:parent-style-name="Default">
      <style:table-cell-properties fo:border="none"/>
      <style:map style:condition="is-true-formula(AND([.$F70]&lt;[.J$9];[.$G70]&gt;[.I$9]))" style:apply-style-name="実作業バー" style:base-cell-address="作業履歴.I70"/>
      <style:map style:condition="is-true-formula(OR([.$F70]&gt;=[.J$9];[.$G70]&lt;=[.I$9]))" style:apply-style-name="Default_5f_20_5f__5f_28_5f_user_5f_29_5f_" style:base-cell-address="作業履歴.I70"/>
    </style:style>
    <style:style style:name="ce57" style:family="table-cell" style:parent-style-name="Default">
      <style:text-properties fo:font-size="11pt" style:font-size-asian="11pt" style:font-size-complex="11pt"/>
    </style:style>
    <style:style style:name="ce58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9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9" style:family="table-cell" style:parent-style-name="Default">
      <style:table-cell-properties fo:border-bottom="0.002cm solid #000000" fo:border-left="0.002cm solid #000000" fo:border-right="none" fo:border-top="none"/>
    </style:style>
    <style:style style:name="ce60" style:family="table-cell" style:parent-style-name="Default">
      <style:table-cell-properties fo:border-bottom="none" fo:border-left="0.002cm solid #000000" fo:border-right="none" fo:border-top="none"/>
      <style:map style:condition="is-true-formula(AND([.$I9]&lt;[.L$7];[.$J9]&gt;[.K$7]))" style:apply-style-name="作業済みバー" style:base-cell-address="作業履歴.K9"/>
      <style:map style:condition="is-true-formula(OR([.$I9]&gt;=[.L$7];[.$J9]&lt;=[.K$7]))" style:apply-style-name="Default_5f_20_5f__5f_28_5f_user_5f_29_5f_" style:base-cell-address="作業履歴.K9"/>
    </style:style>
    <style:style style:name="ce61" style:family="table-cell" style:parent-style-name="Default">
      <style:table-cell-properties fo:border-bottom="none" fo:border-left="0.002cm solid #000000" fo:border-right="none" fo:border-top="none"/>
      <style:map style:condition="is-true-formula(AND([.$H39]=100;[.$I39]&lt;[.L$7];[.$J39]&gt;[.K$7]))" style:apply-style-name="作業済みバー" style:base-cell-address="作業履歴.K39"/>
      <style:map style:condition="is-true-formula(AND([.$H39]&lt;100;[.$I39]&lt;[.L$7];[.$J39]&gt;[.K$7]))" style:apply-style-name="未完成バー" style:base-cell-address="作業履歴.K39"/>
      <style:map style:condition="is-true-formula(OR([.$I39]&gt;=[.L$7];[.$J39]&lt;=[.K$7]))" style:apply-style-name="Default_5f_20_5f__5f_28_5f_user_5f_29_5f_" style:base-cell-address="作業履歴.K39"/>
    </style:style>
    <style:style style:name="ce62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3" style:family="table-cell" style:parent-style-name="Default">
      <style:table-cell-properties fo:border="none"/>
      <style:map style:condition="is-true-formula(AND([.$I9]&lt;[.L$7];[.$J9]&gt;[.K$7]))" style:apply-style-name="作業済みバー" style:base-cell-address="作業履歴.K9"/>
      <style:map style:condition="is-true-formula(OR([.$I9]&gt;=[.L$7];[.$J9]&lt;=[.K$7]))" style:apply-style-name="Default_5f_20_5f__5f_28_5f_user_5f_29_5f_" style:base-cell-address="作業履歴.K9"/>
    </style:style>
    <style:style style:name="ce64" style:family="table-cell" style:parent-style-name="Default">
      <style:table-cell-properties fo:border="none"/>
      <style:map style:condition="is-true-formula(AND([.$H39]=100;[.$I39]&lt;[.L$7];[.$J39]&gt;[.K$7]))" style:apply-style-name="作業済みバー" style:base-cell-address="作業履歴.K39"/>
      <style:map style:condition="is-true-formula(AND([.$H39]&lt;100;[.$I39]&lt;[.L$7];[.$J39]&gt;[.K$7]))" style:apply-style-name="未完成バー" style:base-cell-address="作業履歴.K39"/>
      <style:map style:condition="is-true-formula(OR([.$I39]&gt;=[.L$7];[.$J39]&lt;=[.K$7]))" style:apply-style-name="Default_5f_20_5f__5f_28_5f_user_5f_29_5f_" style:base-cell-address="作業履歴.K39"/>
    </style:style>
    <style:style style:name="ce6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9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6" style:family="table-cell" style:parent-style-name="Default">
      <style:table-cell-properties fo:border-bottom="0.002cm solid #000000" fo:border-left="0.035cm solid #000000" fo:border-right="none" fo:border-top="none"/>
    </style:style>
    <style:style style:name="ce67" style:family="table-cell" style:parent-style-name="Default">
      <style:table-cell-properties fo:border-bottom="none" fo:border-left="0.002cm solid #000000" fo:border-right="none" fo:border-top="none"/>
    </style:style>
    <style:style style:name="ce68" style:family="table-cell" style:parent-style-name="Default">
      <style:table-cell-properties fo:border-bottom="none" fo:border-left="0.002cm solid #000000" fo:border-right="none" fo:border-top="none"/>
      <style:map style:condition="is-true-formula(AND([.$G12]=100;[.$E12]&lt;[.BB$9];[.$F12]&gt;[.BA$9]))" style:apply-style-name="作業済みバー" style:base-cell-address="作業履歴.BA12"/>
      <style:map style:condition="is-true-formula(AND([.$G12]&lt;100;[.$E12]&lt;[.BB$9];[.$F12]&gt;[.BA$9]))" style:apply-style-name="未完成バー" style:base-cell-address="作業履歴.BA12"/>
      <style:map style:condition="is-true-formula(OR([.$E12]&gt;=[.BB$9];[.$F12]&lt;=[.BA$9]))" style:apply-style-name="Default_5f_20_5f__5f_28_5f_user_5f_29_5f_" style:base-cell-address="作業履歴.BA12"/>
    </style:style>
    <style:style style:name="ce69" style:family="table-cell" style:parent-style-name="Default">
      <style:table-cell-properties fo:border-bottom="none" fo:border-left="0.002cm solid #000000" fo:border-right="none" fo:border-top="none"/>
      <style:map style:condition="is-true-formula(AND([.$H39]=100;[.$I39]&lt;[.BB$9];[.$J39]&gt;[.BA$9]))" style:apply-style-name="作業済みバー" style:base-cell-address="作業履歴.BA39"/>
      <style:map style:condition="is-true-formula(AND([.$H39]&lt;100;[.$I39]&lt;[.BB$9];[.$J39]&gt;[.BA$9]))" style:apply-style-name="未完成バー" style:base-cell-address="作業履歴.BA39"/>
      <style:map style:condition="is-true-formula(OR([.$I39]&gt;=[.BB$9];[.$J39]&lt;=[.BA$9]))" style:apply-style-name="Default_5f_20_5f__5f_28_5f_user_5f_29_5f_" style:base-cell-address="作業履歴.BA39"/>
    </style:style>
    <style:style style:name="ce70" style:family="table-cell" style:parent-style-name="Default">
      <style:table-cell-properties fo:border="none"/>
    </style:style>
    <style:style style:name="ce71" style:family="table-cell" style:parent-style-name="Default">
      <style:table-cell-properties fo:border="none"/>
      <style:map style:condition="is-true-formula(AND([.$H9]=100;[.$I9]&lt;[.BC$9];[.$J9]&gt;[.BB$9]))" style:apply-style-name="作業済みバー" style:base-cell-address="作業履歴.BB9"/>
      <style:map style:condition="is-true-formula(AND([.$H9]&lt;100;[.$I9]&lt;[.BC$9];[.$J9]&gt;[.BB$9]))" style:apply-style-name="未完成バー" style:base-cell-address="作業履歴.BB9"/>
      <style:map style:condition="is-true-formula(OR([.$I9]&gt;=[.BC$9];[.$J9]&lt;=[.BB$9]))" style:apply-style-name="Default_5f_20_5f__5f_28_5f_user_5f_29_5f_" style:base-cell-address="作業履歴.BB9"/>
    </style:style>
    <style:style style:name="ce72" style:family="table-cell" style:parent-style-name="Default">
      <style:table-cell-properties fo:border="none"/>
      <style:map style:condition="is-true-formula(AND([.$G12]=100;[.$E12]&lt;[.BB$9];[.$F12]&gt;[.BA$9]))" style:apply-style-name="作業済みバー" style:base-cell-address="作業履歴.BA12"/>
      <style:map style:condition="is-true-formula(AND([.$G12]&lt;100;[.$E12]&lt;[.BB$9];[.$F12]&gt;[.BA$9]))" style:apply-style-name="未完成バー" style:base-cell-address="作業履歴.BA12"/>
      <style:map style:condition="is-true-formula(OR([.$E12]&gt;=[.BB$9];[.$F12]&lt;=[.BA$9]))" style:apply-style-name="Default_5f_20_5f__5f_28_5f_user_5f_29_5f_" style:base-cell-address="作業履歴.BA12"/>
    </style:style>
    <style:style style:name="ce73" style:family="table-cell" style:parent-style-name="Default">
      <style:table-cell-properties fo:border="none"/>
      <style:map style:condition="is-true-formula(AND([.$H39]=100;[.$I39]&lt;[.BB$9];[.$J39]&gt;[.BA$9]))" style:apply-style-name="作業済みバー" style:base-cell-address="作業履歴.BA39"/>
      <style:map style:condition="is-true-formula(AND([.$H39]&lt;100;[.$I39]&lt;[.BB$9];[.$J39]&gt;[.BA$9]))" style:apply-style-name="未完成バー" style:base-cell-address="作業履歴.BA39"/>
      <style:map style:condition="is-true-formula(OR([.$I39]&gt;=[.BB$9];[.$J39]&lt;=[.BA$9]))" style:apply-style-name="Default_5f_20_5f__5f_28_5f_user_5f_29_5f_" style:base-cell-address="作業履歴.BA39"/>
    </style:style>
    <style:style style:name="ce74" style:family="table-cell" style:parent-style-name="Default">
      <style:table-cell-properties fo:border="none"/>
      <style:map style:condition="is-true-formula(AND([.$G41]=100;[.$E41]&lt;[.BC$9];[.$F41]&gt;[.BB$9]))" style:apply-style-name="作業済みバー" style:base-cell-address="作業履歴.BB41"/>
      <style:map style:condition="is-true-formula(AND([.$G41]&lt;100;[.$E41]&lt;[.BC$9];[.$F41]&gt;[.BB$9]))" style:apply-style-name="未完成バー" style:base-cell-address="作業履歴.BB41"/>
      <style:map style:condition="is-true-formula(OR([.$E41]&gt;=[.BC$9];[.$F41]&lt;=[.BB$9]))" style:apply-style-name="Default_5f_20_5f__5f_28_5f_user_5f_29_5f_" style:base-cell-address="作業履歴.BB41"/>
    </style:style>
    <style:style style:name="ce75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6" style:family="table-cell" style:parent-style-name="Default">
      <style:table-cell-properties fo:border-bottom="none" fo:border-left="0.018cm solid #000000" fo:border-right="0.018cm solid #000000" fo:border-top="0.018cm solid #000000"/>
    </style:style>
    <style:style style:name="ce77" style:family="table-cell" style:parent-style-name="Default">
      <style:table-cell-properties fo:border-bottom="none" fo:border-left="0.018cm solid #000000" fo:border-right="0.018cm solid #000000" fo:border-top="none"/>
    </style:style>
    <style:style style:name="ce78" style:family="table-cell" style:parent-style-name="Default">
      <style:table-cell-properties fo:border-bottom="0.018cm solid #000000" fo:border-left="0.018cm solid #000000" fo:border-right="0.018cm solid #000000" fo:border-top="none"/>
    </style:style>
    <style:style style:name="ce79" style:family="table-cell" style:parent-style-name="Default" style:data-style-name="N158">
      <style:table-cell-properties fo:border-bottom="none" style:text-align-source="fix" style:repeat-content="false" fo:border-left="none" fo:border-right="0.018cm solid #000000" fo:border-top="0.018cm solid #000000"/>
      <style:paragraph-properties fo:text-align="start" fo:margin-left="0cm"/>
    </style:style>
    <style:style style:name="ce80" style:family="table-cell" style:parent-style-name="Default">
      <style:table-cell-properties fo:border-bottom="none" style:text-align-source="fix" style:repeat-content="false" fo:border-left="none" fo:border-right="0.018cm solid #000000" fo:border-top="0.018cm solid #000000"/>
      <style:paragraph-properties fo:text-align="start" fo:margin-left="0cm"/>
    </style:style>
    <style:style style:name="ce81" style:family="table-cell" style:parent-style-name="Default">
      <style:table-cell-properties fo:border-bottom="none" style:text-align-source="fix" style:repeat-content="false" fo:border-left="none" fo:border-right="0.018cm solid #000000" fo:border-top="none"/>
      <style:paragraph-properties fo:text-align="start" fo:margin-left="0cm"/>
    </style:style>
    <style:style style:name="ce82" style:family="table-cell" style:parent-style-name="Default">
      <style:table-cell-properties fo:border-bottom="0.018cm solid #000000" style:text-align-source="fix" style:repeat-content="false" fo:border-left="none" fo:border-right="0.018cm solid #000000" fo:border-top="non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作業履歴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number-columns-repeated="2" table:default-cell-style-name="ce13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number-columns-repeated="45" table:default-cell-style-name="Default"/>
        <table:table-column table:style-name="co11" table:default-cell-style-name="Default"/>
        <table:table-column table:style-name="co12" table:number-columns-repeated="12" table:default-cell-style-name="Default"/>
        <table:table-column table:style-name="co1" table:number-columns-repeated="953" table:default-cell-style-name="Default"/>
        <table:table-row table:style-name="ro1">
          <table:table-cell table:style-name="ce1"/>
          <table:table-cell table:style-name="ce1" office:value-type="string">
            <text:p>チーム作業報告書</text:p>
          </table:table-cell>
          <table:table-cell table:style-name="ce1"/>
          <table:table-cell table:style-name="ce8" office:value-type="string">
            <text:p>☆ 毎回同じファイルを更新して提出する</text:p>
          </table:table-cell>
          <table:table-cell table:style-name="ce1" table:number-columns-repeated="1020"/>
        </table:table-row>
        <table:table-row table:style-name="ro2">
          <table:table-cell table:style-name="ce2" table:number-columns-repeated="3"/>
          <table:table-cell table:style-name="ce8" office:value-type="string">
            <text:p>☆ 日付ごとにシートを追加してコメントを記入</text:p>
          </table:table-cell>
          <table:table-cell table:style-name="ce2" table:number-columns-repeated="6"/>
          <table:table-cell table:style-name="ce57" office:value-type="string">
            <text:p>※注意：チャートの部分は「開始時刻」と「終了時刻」に連動して自動的に色が付くので変更しないこと。</text:p>
          </table:table-cell>
          <table:table-cell table:style-name="ce2" table:number-columns-repeated="1013"/>
        </table:table-row>
        <table:table-row table:style-name="ro3">
          <table:table-cell table:style-name="ce3" office:value-type="string">
            <text:p>［プロジェクト名］</text:p>
          </table:table-cell>
          <table:table-cell table:style-name="ce3"/>
          <table:table-cell table:style-name="ce3" office:value-type="string">
            <text:p>ANTN2048</text:p>
          </table:table-cell>
          <table:table-cell table:style-name="ce3" table:number-columns-repeated="7"/>
          <table:table-cell table:style-name="ce57" office:value-type="string">
            <text:p>(1) タスクを増やす場合は、他の行をまるごとコピーして、ペーストする。</text:p>
          </table:table-cell>
          <table:table-cell table:style-name="ce3" table:number-columns-repeated="1013"/>
        </table:table-row>
        <table:table-row table:style-name="ro4">
          <table:table-cell table:style-name="ce3" office:value-type="string">
            <text:p>［チーム名］</text:p>
          </table:table-cell>
          <table:table-cell table:style-name="ce3"/>
          <table:table-cell table:style-name="ce3" office:value-type="string">
            <text:p>ANTNソフト開発</text:p>
          </table:table-cell>
          <table:table-cell table:style-name="ce3" table:number-columns-repeated="7"/>
          <table:table-cell table:style-name="ce57" office:value-type="string">
            <text:p>　　（I列からBA列までが、チャートを表示するために必要）</text:p>
          </table:table-cell>
          <table:table-cell table:style-name="ce3" table:number-columns-repeated="1013"/>
        </table:table-row>
        <table:table-row table:style-name="ro3">
          <table:table-cell table:style-name="ce4" table:number-columns-repeated="2"/>
          <table:table-cell table:style-name="ce3" table:number-columns-repeated="8"/>
          <table:table-cell table:style-name="ce57" office:value-type="string">
            <text:p>(2) 個人作業報告書の「タスク番号」から「達成率」までを左側にコピーする。</text:p>
          </table:table-cell>
          <table:table-cell table:style-name="ce3" table:number-columns-repeated="1013"/>
        </table:table-row>
        <table:table-row table:style-name="ro2">
          <table:table-cell table:style-name="ce2" table:number-columns-repeated="1024"/>
        </table:table-row>
        <table:table-row table:style-name="ro5"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ce58" office:value-type="date" office:date-value="2014-04-11T15:00:00">
            <text:p>04/11 15:00</text:p>
          </table:table-cell>
          <table:table-cell table:style-name="ce62" table:formula="of:=[.K7]+1/48" office:value-type="date" office:date-value="2014-04-11T15:30:00">
            <text:p>04/11 15:30</text:p>
          </table:table-cell>
          <table:table-cell table:style-name="ce62" table:formula="of:=[.K7]+2/48" office:value-type="date" office:date-value="2014-04-11T16:00:00">
            <text:p>04/11 16:00</text:p>
          </table:table-cell>
          <table:table-cell table:style-name="ce62" table:formula="of:=[.K7]+3/48" office:value-type="date" office:date-value="2014-04-11T16:30:00">
            <text:p>04/11 16:30</text:p>
          </table:table-cell>
          <table:table-cell table:style-name="ce62" table:formula="of:=[.K7]+4/48" office:value-type="date" office:date-value="2014-04-11T17:00:00">
            <text:p>04/11 17:00</text:p>
          </table:table-cell>
          <table:table-cell table:style-name="ce62" table:formula="of:=[.K7]+5/48" office:value-type="date" office:date-value="2014-04-11T17:30:00">
            <text:p>04/11 17:30</text:p>
          </table:table-cell>
          <table:table-cell table:style-name="ce58" office:value-type="date" office:date-value="2014-04-18T15:00:00">
            <text:p>04/18 15:00</text:p>
          </table:table-cell>
          <table:table-cell table:style-name="ce62" table:formula="of:=[.Q7]+1/48" office:value-type="date" office:date-value="2014-04-18T15:30:00">
            <text:p>04/18 15:30</text:p>
          </table:table-cell>
          <table:table-cell table:style-name="ce62" table:formula="of:=[.Q7]+2/48" office:value-type="date" office:date-value="2014-04-18T16:00:00">
            <text:p>04/18 16:00</text:p>
          </table:table-cell>
          <table:table-cell table:style-name="ce62" table:formula="of:=[.Q7]+3/48" office:value-type="date" office:date-value="2014-04-18T16:30:00">
            <text:p>04/18 16:30</text:p>
          </table:table-cell>
          <table:table-cell table:style-name="ce62" table:formula="of:=[.Q7]+4/48" office:value-type="date" office:date-value="2014-04-18T17:00:00">
            <text:p>04/18 17:00</text:p>
          </table:table-cell>
          <table:table-cell table:style-name="ce62" table:formula="of:=[.Q7]+5/48" office:value-type="date" office:date-value="2014-04-18T17:30:00">
            <text:p>04/18 17:30</text:p>
          </table:table-cell>
          <table:table-cell table:style-name="ce58" office:value-type="date" office:date-value="2014-04-25T15:00:00">
            <text:p>04/25 15:00</text:p>
          </table:table-cell>
          <table:table-cell table:style-name="ce62" table:formula="of:=[.W7]+1/48" office:value-type="date" office:date-value="2014-04-25T15:30:00">
            <text:p>04/25 15:30</text:p>
          </table:table-cell>
          <table:table-cell table:style-name="ce62" table:formula="of:=[.W7]+2/48" office:value-type="date" office:date-value="2014-04-25T16:00:00">
            <text:p>04/25 16:00</text:p>
          </table:table-cell>
          <table:table-cell table:style-name="ce62" table:formula="of:=[.W7]+3/48" office:value-type="date" office:date-value="2014-04-25T16:30:00">
            <text:p>04/25 16:30</text:p>
          </table:table-cell>
          <table:table-cell table:style-name="ce62" table:formula="of:=[.W7]+4/48" office:value-type="date" office:date-value="2014-04-25T17:00:00">
            <text:p>04/25 17:00</text:p>
          </table:table-cell>
          <table:table-cell table:style-name="ce62" table:formula="of:=[.W7]+5/48" office:value-type="date" office:date-value="2014-04-25T17:30:00">
            <text:p>04/25 17:30</text:p>
          </table:table-cell>
          <table:table-cell table:style-name="ce58" office:value-type="date" office:date-value="2014-05-02T15:00:00">
            <text:p>05/02 15:00</text:p>
          </table:table-cell>
          <table:table-cell table:style-name="ce62" table:formula="of:=[.AC7]+1/48" office:value-type="date" office:date-value="2014-05-02T15:30:00">
            <text:p>05/02 15:30</text:p>
          </table:table-cell>
          <table:table-cell table:style-name="ce62" table:formula="of:=[.AC7]+2/48" office:value-type="date" office:date-value="2014-05-02T16:00:00">
            <text:p>05/02 16:00</text:p>
          </table:table-cell>
          <table:table-cell table:style-name="ce62" table:formula="of:=[.AC7]+3/48" office:value-type="date" office:date-value="2014-05-02T16:30:00">
            <text:p>05/02 16:30</text:p>
          </table:table-cell>
          <table:table-cell table:style-name="ce62" table:formula="of:=[.AC7]+4/48" office:value-type="date" office:date-value="2014-05-02T17:00:00">
            <text:p>05/02 17:00</text:p>
          </table:table-cell>
          <table:table-cell table:style-name="ce62" table:formula="of:=[.AC7]+5/48" office:value-type="date" office:date-value="2014-05-02T17:30:00">
            <text:p>05/02 17:30</text:p>
          </table:table-cell>
          <table:table-cell table:style-name="ce58" office:value-type="date" office:date-value="2014-05-09T15:00:00">
            <text:p>05/09 15:00</text:p>
          </table:table-cell>
          <table:table-cell table:style-name="ce62" table:formula="of:=[.AI7]+1/48" office:value-type="date" office:date-value="2014-05-09T15:30:00">
            <text:p>05/09 15:30</text:p>
          </table:table-cell>
          <table:table-cell table:style-name="ce62" table:formula="of:=[.AI7]+2/48" office:value-type="date" office:date-value="2014-05-09T16:00:00">
            <text:p>05/09 16:00</text:p>
          </table:table-cell>
          <table:table-cell table:style-name="ce62" table:formula="of:=[.AI7]+3/48" office:value-type="date" office:date-value="2014-05-09T16:30:00">
            <text:p>05/09 16:30</text:p>
          </table:table-cell>
          <table:table-cell table:style-name="ce62" table:formula="of:=[.AI7]+4/48" office:value-type="date" office:date-value="2014-05-09T17:00:00">
            <text:p>05/09 17:00</text:p>
          </table:table-cell>
          <table:table-cell table:style-name="ce62" table:formula="of:=[.AI7]+5/48" office:value-type="date" office:date-value="2014-05-09T17:30:00">
            <text:p>05/09 17:30</text:p>
          </table:table-cell>
          <table:table-cell table:style-name="ce58" office:value-type="date" office:date-value="2014-05-16T15:00:00">
            <text:p>05/16 15:00</text:p>
          </table:table-cell>
          <table:table-cell table:style-name="ce62" table:formula="of:=[.AO7]+1/48" office:value-type="date" office:date-value="2014-05-16T15:30:00">
            <text:p>05/16 15:30</text:p>
          </table:table-cell>
          <table:table-cell table:style-name="ce62" table:formula="of:=[.AO7]+2/48" office:value-type="date" office:date-value="2014-05-16T16:00:00">
            <text:p>05/16 16:00</text:p>
          </table:table-cell>
          <table:table-cell table:style-name="ce62" table:formula="of:=[.AO7]+3/48" office:value-type="date" office:date-value="2014-05-16T16:30:00">
            <text:p>05/16 16:30</text:p>
          </table:table-cell>
          <table:table-cell table:style-name="ce62" table:formula="of:=[.AO7]+4/48" office:value-type="date" office:date-value="2014-05-16T17:00:00">
            <text:p>05/16 17:00</text:p>
          </table:table-cell>
          <table:table-cell table:style-name="ce62" table:formula="of:=[.AO7]+5/48" office:value-type="date" office:date-value="2014-05-16T17:30:00">
            <text:p>05/16 17:30</text:p>
          </table:table-cell>
          <table:table-cell table:style-name="ce65" office:value-type="date" office:date-value="2014-05-23T15:00:00">
            <text:p>05/23 15:00</text:p>
          </table:table-cell>
          <table:table-cell table:style-name="ce62" table:formula="of:=[.AU7]+1/48" office:value-type="date" office:date-value="2014-05-23T15:30:00">
            <text:p>05/23 15:30</text:p>
          </table:table-cell>
          <table:table-cell table:style-name="ce62" table:formula="of:=[.AU7]+2/48" office:value-type="date" office:date-value="2014-05-23T16:00:00">
            <text:p>05/23 16:00</text:p>
          </table:table-cell>
          <table:table-cell table:style-name="ce62" table:formula="of:=[.AU7]+3/48" office:value-type="date" office:date-value="2014-05-23T16:30:00">
            <text:p>05/23 16:30</text:p>
          </table:table-cell>
          <table:table-cell table:style-name="ce62" table:formula="of:=[.AU7]+4/48" office:value-type="date" office:date-value="2014-05-23T17:00:00">
            <text:p>05/23 17:00</text:p>
          </table:table-cell>
          <table:table-cell table:style-name="ce62" table:formula="of:=[.AU7]+5/48" office:value-type="date" office:date-value="2014-05-23T17:30:00">
            <text:p>05/23 17:30</text:p>
          </table:table-cell>
          <table:table-cell table:style-name="ce58" table:formula="of:=[.AU7]+6/48" office:value-type="date" office:date-value="2014-05-23T18:00:00">
            <text:p>05/23 18:00</text:p>
          </table:table-cell>
          <table:table-cell table:style-name="ce62" table:number-columns-repeated="6"/>
          <table:table-cell table:style-name="ce75" table:number-columns-repeated="12"/>
          <table:table-cell table:number-columns-repeated="953"/>
        </table:table-row>
        <table:table-row table:style-name="ro6">
          <table:table-cell office:value-type="string">
            <text:p>予定</text:p>
          </table:table-cell>
          <table:table-cell table:style-name="ce5" office:value-type="string">
            <text:p>タスク番号</text:p>
          </table:table-cell>
          <table:table-cell table:style-name="ce5" office:value-type="string">
            <text:p>タスク</text:p>
          </table:table-cell>
          <table:table-cell table:style-name="ce5" office:value-type="string">
            <text:p>作業者</text:p>
          </table:table-cell>
          <table:table-cell table:style-name="ce5" office:value-type="string">
            <text:p>日付</text:p>
          </table:table-cell>
          <table:table-cell table:style-name="ce5" office:value-type="string">
            <text:p>開始時刻</text:p>
          </table:table-cell>
          <table:table-cell table:style-name="ce5" office:value-type="string">
            <text:p>終了時刻</text:p>
          </table:table-cell>
          <table:table-cell table:style-name="ce15" office:value-type="string">
            <text:p>達成率(%)</text:p>
          </table:table-cell>
          <table:table-cell table:style-name="ce15" table:number-columns-repeated="2"/>
          <table:table-cell table:style-name="ce59"/>
          <table:table-cell table:style-name="ce5" table:number-columns-repeated="5"/>
          <table:table-cell table:style-name="ce59"/>
          <table:table-cell table:style-name="ce5" table:number-columns-repeated="5"/>
          <table:table-cell table:style-name="ce59"/>
          <table:table-cell table:style-name="ce5" table:number-columns-repeated="5"/>
          <table:table-cell table:style-name="ce59"/>
          <table:table-cell table:style-name="ce5" table:number-columns-repeated="5"/>
          <table:table-cell table:style-name="ce59"/>
          <table:table-cell table:style-name="ce5" table:number-columns-repeated="5"/>
          <table:table-cell table:style-name="ce59"/>
          <table:table-cell table:style-name="ce5" table:number-columns-repeated="5"/>
          <table:table-cell table:style-name="ce66"/>
          <table:table-cell table:style-name="ce5" table:number-columns-repeated="5"/>
          <table:table-cell table:style-name="ce67"/>
          <table:table-cell table:style-name="ce70" table:number-columns-repeated="18"/>
          <table:table-cell table:number-columns-repeated="953"/>
        </table:table-row>
        <table:table-row table:style-name="ro6">
          <table:table-cell/>
          <table:table-cell office:value-type="time" office:time-value="PT26H24M00S">
            <text:p>2:24</text:p>
          </table:table-cell>
          <table:table-cell office:value-type="string">
            <text:p>システム提案書作成</text:p>
          </table:table-cell>
          <table:table-cell office:value-type="string">
            <text:p>市原、鐘谷</text:p>
          </table:table-cell>
          <table:table-cell office:value-type="date" office:date-value="2014-04-11">
            <text:p>4月11日</text:p>
          </table:table-cell>
          <table:table-cell office:value-type="time" office:time-value="PT16H30M00S">
            <text:p>16:30</text:p>
          </table:table-cell>
          <table:table-cell office:value-type="time" office:time-value="PT17H30M00S">
            <text:p>17:30</text:p>
          </table:table-cell>
          <table:table-cell table:style-name="ce16" office:value-type="float" office:value="100">
            <text:p>100</text:p>
          </table:table-cell>
          <table:table-cell table:style-name="ce19" table:formula="of:=ROUND([.$E9])+[.F9]" office:value-type="float" office:value="41740.6875">
            <text:p>.</text:p>
          </table:table-cell>
          <table:table-cell table:style-name="ce19" table:formula="of:=ROUND([.$E9])+[.G9]" office:value-type="float" office:value="41740.7291666667">
            <text:p>.</text:p>
          </table:table-cell>
          <table:table-cell table:style-name="ce60"/>
          <table:table-cell table:style-name="ce63" table:number-columns-repeated="5"/>
          <table:table-cell table:style-name="ce60"/>
          <table:table-cell table:style-name="ce63" table:number-columns-repeated="5"/>
          <table:table-cell table:style-name="ce60"/>
          <table:table-cell table:style-name="ce63" table:number-columns-repeated="5"/>
          <table:table-cell table:style-name="ce60"/>
          <table:table-cell table:style-name="ce63" table:number-columns-repeated="5"/>
          <table:table-cell table:style-name="ce60"/>
          <table:table-cell table:style-name="ce63" table:number-columns-repeated="5"/>
          <table:table-cell table:style-name="ce60"/>
          <table:table-cell table:style-name="ce63" table:number-columns-repeated="5"/>
          <table:table-cell table:style-name="ce60"/>
          <table:table-cell table:style-name="ce63" table:number-columns-repeated="5"/>
          <table:table-cell table:style-name="ce60"/>
          <table:table-cell table:style-name="ce71" table:number-columns-repeated="6"/>
          <table:table-cell table:style-name="ce70" table:number-columns-repeated="12"/>
          <table:table-cell table:number-columns-repeated="953"/>
        </table:table-row>
        <table:table-row table:style-name="ro6">
          <table:table-cell/>
          <table:table-cell office:value-type="time" office:time-value="PT28H48M00S">
            <text:p>4:48</text:p>
          </table:table-cell>
          <table:table-cell office:value-type="string">
            <text:p>開発計画書</text:p>
          </table:table-cell>
          <table:table-cell office:value-type="string">
            <text:p>木下、徳元</text:p>
          </table:table-cell>
          <table:table-cell office:value-type="date" office:date-value="2014-04-11">
            <text:p>4月11日</text:p>
          </table:table-cell>
          <table:table-cell office:value-type="time" office:time-value="PT16H45M00S">
            <text:p>16:45</text:p>
          </table:table-cell>
          <table:table-cell office:value-type="time" office:time-value="PT17H35M00S">
            <text:p>17:35</text:p>
          </table:table-cell>
          <table:table-cell table:style-name="ce16" office:value-type="float" office:value="100">
            <text:p>100</text:p>
          </table:table-cell>
          <table:table-cell table:style-name="ce19" table:formula="of:=ROUND([.$E10])+[.F10]" office:value-type="float" office:value="41740.6979166667">
            <text:p>.</text:p>
          </table:table-cell>
          <table:table-cell table:style-name="ce19" table:formula="of:=ROUND([.$E10])+[.G10]" office:value-type="float" office:value="41740.7326388889">
            <text:p>.</text:p>
          </table:table-cell>
          <table:table-cell table:style-name="ce60"/>
          <table:table-cell table:style-name="ce63" table:number-columns-repeated="5"/>
          <table:table-cell table:style-name="ce60"/>
          <table:table-cell table:style-name="ce63" table:number-columns-repeated="5"/>
          <table:table-cell table:style-name="ce60"/>
          <table:table-cell table:style-name="ce63" table:number-columns-repeated="5"/>
          <table:table-cell table:style-name="ce60"/>
          <table:table-cell table:style-name="ce63" table:number-columns-repeated="5"/>
          <table:table-cell table:style-name="ce60"/>
          <table:table-cell table:style-name="ce63" table:number-columns-repeated="5"/>
          <table:table-cell table:style-name="ce60"/>
          <table:table-cell table:style-name="ce63" table:number-columns-repeated="5"/>
          <table:table-cell table:style-name="ce60"/>
          <table:table-cell table:style-name="ce63" table:number-columns-repeated="5"/>
          <table:table-cell table:style-name="ce60"/>
          <table:table-cell table:style-name="ce71" table:number-columns-repeated="6"/>
          <table:table-cell table:style-name="ce70" table:number-columns-repeated="12"/>
          <table:table-cell table:number-columns-repeated="953"/>
        </table:table-row>
        <table:table-row table:style-name="ro6">
          <table:table-cell/>
          <table:table-cell office:value-type="time" office:time-value="PT31H12M00S">
            <text:p>7:12</text:p>
          </table:table-cell>
          <table:table-cell office:value-type="string">
            <text:p>スケジュール表作成</text:p>
          </table:table-cell>
          <table:table-cell office:value-type="string">
            <text:p>徳元</text:p>
          </table:table-cell>
          <table:table-cell office:value-type="date" office:date-value="2014-04-11">
            <text:p>4月11日</text:p>
          </table:table-cell>
          <table:table-cell office:value-type="time" office:time-value="PT17H35M00S">
            <text:p>17:35</text:p>
          </table:table-cell>
          <table:table-cell office:value-type="time" office:time-value="PT17H45M00S">
            <text:p>17:45</text:p>
          </table:table-cell>
          <table:table-cell table:style-name="ce16" office:value-type="float" office:value="100">
            <text:p>100</text:p>
          </table:table-cell>
          <table:table-cell table:style-name="ce19" table:formula="of:=ROUND([.$E11])+[.F11]" office:value-type="float" office:value="41740.7326388889">
            <text:p>.</text:p>
          </table:table-cell>
          <table:table-cell table:style-name="ce19" table:formula="of:=ROUND([.$E11])+[.G11]" office:value-type="float" office:value="41740.7395833333">
            <text:p>.</text:p>
          </table:table-cell>
          <table:table-cell table:style-name="ce60"/>
          <table:table-cell table:style-name="ce63" table:number-columns-repeated="5"/>
          <table:table-cell table:style-name="ce60"/>
          <table:table-cell table:style-name="ce63" table:number-columns-repeated="5"/>
          <table:table-cell table:style-name="ce60"/>
          <table:table-cell table:style-name="ce63" table:number-columns-repeated="5"/>
          <table:table-cell table:style-name="ce60"/>
          <table:table-cell table:style-name="ce63" table:number-columns-repeated="5"/>
          <table:table-cell table:style-name="ce60"/>
          <table:table-cell table:style-name="ce63" table:number-columns-repeated="5"/>
          <table:table-cell table:style-name="ce60"/>
          <table:table-cell table:style-name="ce63" table:number-columns-repeated="5"/>
          <table:table-cell table:style-name="ce60"/>
          <table:table-cell table:style-name="ce63" table:number-columns-repeated="5"/>
          <table:table-cell table:style-name="ce60"/>
          <table:table-cell table:style-name="ce71" table:number-columns-repeated="6"/>
          <table:table-cell table:style-name="ce70" table:number-columns-repeated="12"/>
          <table:table-cell table:number-columns-repeated="953"/>
        </table:table-row>
        <table:table-row table:style-name="ro6">
          <table:table-cell/>
          <table:table-cell office:value-type="time" office:time-value="PT33H36M00S">
            <text:p>9:36</text:p>
          </table:table-cell>
          <table:table-cell office:value-type="string">
            <text:p>チーム作業報告書作成</text:p>
          </table:table-cell>
          <table:table-cell office:value-type="string">
            <text:p>徳元</text:p>
          </table:table-cell>
          <table:table-cell office:value-type="date" office:date-value="2014-04-11">
            <text:p>4月11日</text:p>
          </table:table-cell>
          <table:table-cell office:value-type="time" office:time-value="PT18H00M00S">
            <text:p>18:00</text:p>
          </table:table-cell>
          <table:table-cell office:value-type="time" office:time-value="PT18H15M00S">
            <text:p>18:15</text:p>
          </table:table-cell>
          <table:table-cell table:style-name="ce16" office:value-type="float" office:value="100">
            <text:p>100</text:p>
          </table:table-cell>
          <table:table-cell table:style-name="ce19" table:formula="of:=ROUND([.$E12])+[.F12]" office:value-type="float" office:value="41740.75">
            <text:p>.</text:p>
          </table:table-cell>
          <table:table-cell table:style-name="ce19" table:formula="of:=ROUND([.$E12])+[.G12]" office:value-type="float" office:value="41740.7604166667">
            <text:p>.</text:p>
          </table:table-cell>
          <table:table-cell table:style-name="ce60"/>
          <table:table-cell table:style-name="ce63" table:number-columns-repeated="5"/>
          <table:table-cell table:style-name="ce60"/>
          <table:table-cell table:style-name="ce63" table:number-columns-repeated="5"/>
          <table:table-cell table:style-name="ce60"/>
          <table:table-cell table:style-name="ce63" table:number-columns-repeated="5"/>
          <table:table-cell table:style-name="ce60"/>
          <table:table-cell table:style-name="ce63" table:number-columns-repeated="5"/>
          <table:table-cell table:style-name="ce60"/>
          <table:table-cell table:style-name="ce63" table:number-columns-repeated="5"/>
          <table:table-cell table:style-name="ce60"/>
          <table:table-cell table:style-name="ce63" table:number-columns-repeated="5"/>
          <table:table-cell table:style-name="ce60"/>
          <table:table-cell table:style-name="ce63" table:number-columns-repeated="5"/>
          <table:table-cell table:style-name="ce68"/>
          <table:table-cell table:style-name="ce72" table:number-columns-repeated="5"/>
          <table:table-cell table:style-name="ce70" table:number-columns-repeated="13"/>
          <table:table-cell table:number-columns-repeated="953"/>
        </table:table-row>
        <table:table-row table:style-name="ro6">
          <table:table-cell/>
          <table:table-cell office:value-type="time" office:time-value="PT50H24M00S">
            <text:p>2:24</text:p>
          </table:table-cell>
          <table:table-cell office:value-type="string">
            <text:p>外部設計書作成</text:p>
          </table:table-cell>
          <table:table-cell office:value-type="string">
            <text:p>全員</text:p>
          </table:table-cell>
          <table:table-cell office:value-type="date" office:date-value="2014-04-18">
            <text:p>4月18日</text:p>
          </table:table-cell>
          <table:table-cell office:value-type="time" office:time-value="PT15H45M00S">
            <text:p>15:45</text:p>
          </table:table-cell>
          <table:table-cell office:value-type="time" office:time-value="PT17H45M00S">
            <text:p>17:45</text:p>
          </table:table-cell>
          <table:table-cell table:style-name="ce16" office:value-type="float" office:value="100">
            <text:p>100</text:p>
          </table:table-cell>
          <table:table-cell table:style-name="ce20" table:number-columns-repeated="50"/>
          <table:table-cell table:number-columns-repeated="966"/>
        </table:table-row>
        <table:table-row table:style-name="ro6">
          <table:table-cell/>
          <table:table-cell office:value-type="time" office:time-value="PT26H24M00S">
            <text:p>2:24</text:p>
          </table:table-cell>
          <table:table-cell office:value-type="string">
            <text:p>ゲーム画面デザインデッサン</text:p>
          </table:table-cell>
          <table:table-cell office:value-type="string">
            <text:p>無し</text:p>
          </table:table-cell>
          <table:table-cell office:value-type="date" office:date-value="2014-04-18">
            <text:p>4月18日</text:p>
          </table:table-cell>
          <table:table-cell office:value-type="time" office:time-value="PT15H45M00S">
            <text:p>15:45</text:p>
          </table:table-cell>
          <table:table-cell office:value-type="time" office:time-value="PT17H00M00S">
            <text:p>17:00</text:p>
          </table:table-cell>
          <table:table-cell office:value-type="time" office:time-value="PT2400H00M00S">
            <text:p>0:00</text:p>
          </table:table-cell>
          <table:table-cell table:style-name="ce21" table:number-columns-repeated="50"/>
          <table:table-cell table:number-columns-repeated="966"/>
        </table:table-row>
        <table:table-row table:style-name="ro6">
          <table:table-cell/>
          <table:table-cell office:value-type="time" office:time-value="PT50H24M00S">
            <text:p>2:24</text:p>
          </table:table-cell>
          <table:table-cell office:value-type="string">
            <text:p>外部設計書</text:p>
          </table:table-cell>
          <table:table-cell office:value-type="string">
            <text:p>全員</text:p>
          </table:table-cell>
          <table:table-cell office:value-type="date" office:date-value="2014-04-18">
            <text:p>4月18日</text:p>
          </table:table-cell>
          <table:table-cell office:value-type="time" office:time-value="PT15H45M00S">
            <text:p>15:45</text:p>
          </table:table-cell>
          <table:table-cell office:value-type="time" office:time-value="PT17H45M00S">
            <text:p>17:45</text:p>
          </table:table-cell>
          <table:table-cell office:value-type="time" office:time-value="PT2400H00M00S">
            <text:p>0:00</text:p>
          </table:table-cell>
          <table:table-cell table:style-name="ce22" table:number-columns-repeated="50"/>
          <table:table-cell table:number-columns-repeated="966"/>
        </table:table-row>
        <table:table-row table:style-name="ro6">
          <table:table-cell/>
          <table:table-cell office:value-type="time" office:time-value="PT50H24M00S">
            <text:p>2:24</text:p>
          </table:table-cell>
          <table:table-cell office:value-type="string">
            <text:p>外部設計書(目的、システム概要、機能、ユーザインタフェース記述)</text:p>
          </table:table-cell>
          <table:table-cell/>
          <table:table-cell office:value-type="date" office:date-value="2014-04-18">
            <text:p>4月18日</text:p>
          </table:table-cell>
          <table:table-cell office:value-type="time" office:time-value="PT15H45M00S">
            <text:p>15:45</text:p>
          </table:table-cell>
          <table:table-cell office:value-type="time" office:time-value="PT17H45M00S">
            <text:p>17:45</text:p>
          </table:table-cell>
          <table:table-cell office:value-type="time" office:time-value="PT2400H00M00S">
            <text:p>0:00</text:p>
          </table:table-cell>
          <table:table-cell table:style-name="ce23" table:number-columns-repeated="50"/>
          <table:table-cell table:number-columns-repeated="966"/>
        </table:table-row>
        <table:table-row table:style-name="ro6">
          <table:table-cell/>
          <table:table-cell office:value-type="time" office:time-value="PT52H48M00S">
            <text:p>4:48</text:p>
          </table:table-cell>
          <table:table-cell office:value-type="string">
            <text:p>振り返りシート作成</text:p>
          </table:table-cell>
          <table:table-cell/>
          <table:table-cell office:value-type="date" office:date-value="2014-04-18">
            <text:p>4月18日</text:p>
          </table:table-cell>
          <table:table-cell office:value-type="time" office:time-value="PT17H45M00S">
            <text:p>17:45</text:p>
          </table:table-cell>
          <table:table-cell office:value-type="time" office:time-value="PT18H00M00S">
            <text:p>18:00</text:p>
          </table:table-cell>
          <table:table-cell office:value-type="time" office:time-value="PT2400H00M00S">
            <text:p>0:00</text:p>
          </table:table-cell>
          <table:table-cell table:style-name="ce24" table:number-columns-repeated="2"/>
          <table:table-cell table:style-name="ce23" table:number-columns-repeated="48"/>
          <table:table-cell table:number-columns-repeated="966"/>
        </table:table-row>
        <table:table-row table:style-name="ro6">
          <table:table-cell/>
          <table:table-cell table:style-name="Default" office:value-type="time" office:time-value="PT74H24M00S">
            <text:p>2:24</text:p>
          </table:table-cell>
          <table:table-cell office:value-type="string">
            <text:p>内部設計書</text:p>
          </table:table-cell>
          <table:table-cell office:value-type="string">
            <text:p>市原、徳元</text:p>
          </table:table-cell>
          <table:table-cell office:value-type="date" office:date-value="2014-04-25">
            <text:p>4月25日</text:p>
          </table:table-cell>
          <table:table-cell office:value-type="time" office:time-value="PT15H50M00S">
            <text:p>15:50</text:p>
          </table:table-cell>
          <table:table-cell office:value-type="time" office:time-value="PT17H40M00S">
            <text:p>17:40</text:p>
          </table:table-cell>
          <table:table-cell office:value-type="time" office:time-value="PT2400H00M00S">
            <text:p>0:00</text:p>
          </table:table-cell>
          <table:table-cell table:number-columns-repeated="1016"/>
        </table:table-row>
        <table:table-row table:style-name="ro6">
          <table:table-cell/>
          <table:table-cell office:value-type="time" office:time-value="PT74H24M00S">
            <text:p>2:24</text:p>
          </table:table-cell>
          <table:table-cell office:value-type="string">
            <text:p>クラス図作成</text:p>
          </table:table-cell>
          <table:table-cell office:value-type="string">
            <text:p>木下</text:p>
          </table:table-cell>
          <table:table-cell office:value-type="date" office:date-value="2014-04-25">
            <text:p>4月25日</text:p>
          </table:table-cell>
          <table:table-cell office:value-type="time" office:time-value="PT15H50M00S">
            <text:p>15:50</text:p>
          </table:table-cell>
          <table:table-cell office:value-type="time" office:time-value="PT17H45M00S">
            <text:p>17:45</text:p>
          </table:table-cell>
          <table:table-cell/>
          <table:table-cell table:style-name="ce25" table:number-columns-repeated="50"/>
          <table:table-cell table:number-columns-repeated="966"/>
        </table:table-row>
        <table:table-row table:style-name="ro6">
          <table:table-cell/>
          <table:table-cell office:value-type="time" office:time-value="PT74H24M00S">
            <text:p>2:24</text:p>
          </table:table-cell>
          <table:table-cell office:value-type="string">
            <text:p>オバケゲームソースコード解析</text:p>
          </table:table-cell>
          <table:table-cell office:value-type="string">
            <text:p>徳元</text:p>
          </table:table-cell>
          <table:table-cell office:value-type="date" office:date-value="2014-04-25">
            <text:p>4月25日</text:p>
          </table:table-cell>
          <table:table-cell office:value-type="time" office:time-value="PT15H50M00S">
            <text:p>15:50</text:p>
          </table:table-cell>
          <table:table-cell office:value-type="time" office:time-value="PT17H30M00S">
            <text:p>17:30</text:p>
          </table:table-cell>
          <table:table-cell office:value-type="time" office:time-value="PT2400H00M00S">
            <text:p>0:00</text:p>
          </table:table-cell>
          <table:table-cell table:style-name="ce26" table:number-columns-repeated="50"/>
          <table:table-cell table:number-columns-repeated="966"/>
        </table:table-row>
        <table:table-row table:style-name="ro7">
          <table:table-cell/>
          <table:table-cell office:value-type="time" office:time-value="PT74H24M00S">
            <text:p>2:24</text:p>
          </table:table-cell>
          <table:table-cell office:value-type="string">
            <text:p>おばけ村ソースコード解読</text:p>
          </table:table-cell>
          <table:table-cell office:value-type="string">
            <text:p>鐘谷</text:p>
          </table:table-cell>
          <table:table-cell office:value-type="date" office:date-value="2014-04-25">
            <text:p>4月25日</text:p>
          </table:table-cell>
          <table:table-cell office:value-type="time" office:time-value="PT15H50M00S">
            <text:p>15:50</text:p>
          </table:table-cell>
          <table:table-cell office:value-type="time" office:time-value="PT17H30M00S">
            <text:p>17:30</text:p>
          </table:table-cell>
          <table:table-cell office:value-type="time" office:time-value="PT2400H00M00S">
            <text:p>0:00</text:p>
          </table:table-cell>
          <table:table-cell table:style-name="ce27" table:number-columns-repeated="50"/>
          <table:table-cell table:number-columns-repeated="966"/>
        </table:table-row>
        <table:table-row table:style-name="ro7">
          <table:table-cell/>
          <table:table-cell office:value-type="time" office:time-value="PT76H48M00S">
            <text:p>4:48</text:p>
          </table:table-cell>
          <table:table-cell office:value-type="string">
            <text:p>内部設計書(途中参加)</text:p>
          </table:table-cell>
          <table:table-cell office:value-type="string">
            <text:p>市原、木下</text:p>
          </table:table-cell>
          <table:table-cell office:value-type="date" office:date-value="2014-04-25">
            <text:p>4月25日</text:p>
          </table:table-cell>
          <table:table-cell office:value-type="time" office:time-value="PT17H30M00S">
            <text:p>17:30</text:p>
          </table:table-cell>
          <table:table-cell office:value-type="time" office:time-value="PT18H00M00S">
            <text:p>18:00</text:p>
          </table:table-cell>
          <table:table-cell table:style-name="ce17" office:value-type="time" office:time-value="PT2400H00M00S">
            <text:p>0:00</text:p>
          </table:table-cell>
          <table:table-cell table:style-name="ce27" table:number-columns-repeated="50"/>
          <table:table-cell table:number-columns-repeated="966"/>
        </table:table-row>
        <table:table-row table:style-name="ro6">
          <table:table-cell/>
          <table:table-cell office:value-type="time" office:time-value="PT98H24M00S">
            <text:p>2:24</text:p>
          </table:table-cell>
          <table:table-cell office:value-type="string">
            <text:p>ソースコード作成</text:p>
          </table:table-cell>
          <table:table-cell office:value-type="string">
            <text:p>全員</text:p>
          </table:table-cell>
          <table:table-cell table:style-name="ce10" office:value-type="date" office:date-value="2014-05-02">
            <text:p>5月2日</text:p>
          </table:table-cell>
          <table:table-cell office:value-type="time" office:time-value="PT15H30M00S">
            <text:p>15:30</text:p>
          </table:table-cell>
          <table:table-cell table:style-name="Default"/>
          <table:table-cell/>
          <table:table-cell table:style-name="ce28" table:number-columns-repeated="49"/>
          <table:table-cell table:number-columns-repeated="967"/>
        </table:table-row>
        <table:table-row table:style-name="ro6">
          <table:table-cell/>
          <table:table-cell table:style-name="ce5" office:value-type="time" office:time-value="PT98H24M00S">
            <text:p>2:24</text:p>
          </table:table-cell>
          <table:table-cell table:style-name="ce5" office:value-type="string">
            <text:p>プログラミング(盤、キー入力について)</text:p>
          </table:table-cell>
          <table:table-cell table:style-name="ce5"/>
          <table:table-cell table:style-name="ce11" office:value-type="date" office:date-value="2014-05-02">
            <text:p>5月2日</text:p>
          </table:table-cell>
          <table:table-cell table:style-name="ce14" office:value-type="time" office:time-value="PT15H40M00S">
            <text:p>15:40</text:p>
          </table:table-cell>
          <table:table-cell table:style-name="ce14" office:value-type="time" office:time-value="PT17H45M00S">
            <text:p>17:45</text:p>
          </table:table-cell>
          <table:table-cell table:style-name="ce15" office:value-type="time" office:time-value="PT1920H00M00S">
            <text:p>0:00</text:p>
          </table:table-cell>
          <table:table-cell table:style-name="ce5" table:number-columns-repeated="49"/>
          <table:table-cell table:number-columns-repeated="967"/>
        </table:table-row>
        <table:table-row table:style-name="ro6">
          <table:table-cell/>
          <table:table-cell office:value-type="time" office:time-value="PT98H24M00S">
            <text:p>2:24</text:p>
          </table:table-cell>
          <table:table-cell office:value-type="string">
            <text:p>メニュー画面ソースコード作成</text:p>
          </table:table-cell>
          <table:table-cell office:value-type="string">
            <text:p>無し</text:p>
          </table:table-cell>
          <table:table-cell office:value-type="date" office:date-value="2014-05-02">
            <text:p>5月2日</text:p>
          </table:table-cell>
          <table:table-cell office:value-type="time" office:time-value="PT15H45M00S">
            <text:p>15:45</text:p>
          </table:table-cell>
          <table:table-cell office:value-type="time" office:time-value="PT18H00M00S">
            <text:p>18:00</text:p>
          </table:table-cell>
          <table:table-cell office:value-type="time" office:time-value="PT2400H00M00S">
            <text:p>0:00</text:p>
          </table:table-cell>
          <table:table-cell table:style-name="ce29" table:number-columns-repeated="50"/>
          <table:table-cell table:number-columns-repeated="966"/>
        </table:table-row>
        <table:table-row table:style-name="ro7">
          <table:table-cell/>
          <table:table-cell office:value-type="time" office:time-value="PT98H24M00S">
            <text:p>2:24</text:p>
          </table:table-cell>
          <table:table-cell office:value-type="string">
            <text:p>プログラミング(モジュール)</text:p>
          </table:table-cell>
          <table:table-cell/>
          <table:table-cell office:value-type="date" office:date-value="2014-05-02">
            <text:p>5月2日</text:p>
          </table:table-cell>
          <table:table-cell office:value-type="time" office:time-value="PT15H30M00S">
            <text:p>15:30</text:p>
          </table:table-cell>
          <table:table-cell office:value-type="time" office:time-value="PT18H00M00S">
            <text:p>18:00</text:p>
          </table:table-cell>
          <table:table-cell office:value-type="time" office:time-value="PT720H00M00S">
            <text:p>0:00</text:p>
          </table:table-cell>
          <table:table-cell table:style-name="ce30" table:number-columns-repeated="50"/>
          <table:table-cell table:number-columns-repeated="966"/>
        </table:table-row>
        <table:table-row table:style-name="ro6">
          <table:table-cell/>
          <table:table-cell table:style-name="ce5" office:value-type="time" office:time-value="PT122H24M00S">
            <text:p>2:24</text:p>
          </table:table-cell>
          <table:table-cell table:style-name="ce5" office:value-type="string">
            <text:p>プログラミング(盤、キー入力について)</text:p>
          </table:table-cell>
          <table:table-cell table:style-name="ce5"/>
          <table:table-cell table:style-name="ce11" office:value-type="date" office:date-value="2014-05-09">
            <text:p>5月9日</text:p>
          </table:table-cell>
          <table:table-cell table:style-name="ce14" office:value-type="time" office:time-value="PT15H10M00S">
            <text:p>15:10</text:p>
          </table:table-cell>
          <table:table-cell table:style-name="ce14" office:value-type="time" office:time-value="PT18H00M00S">
            <text:p>18:00</text:p>
          </table:table-cell>
          <table:table-cell table:style-name="ce15" office:value-type="time" office:time-value="PT2400H00M00S">
            <text:p>0:00</text:p>
          </table:table-cell>
          <table:table-cell table:style-name="ce5" table:number-columns-repeated="49"/>
          <table:table-cell table:number-columns-repeated="967"/>
        </table:table-row>
        <table:table-row table:style-name="ro6">
          <table:table-cell/>
          <table:table-cell office:value-type="time" office:time-value="PT122H24M00S">
            <text:p>2:24</text:p>
          </table:table-cell>
          <table:table-cell office:value-type="string">
            <text:p>ソースコード作成</text:p>
          </table:table-cell>
          <table:table-cell office:value-type="string">
            <text:p>全員</text:p>
          </table:table-cell>
          <table:table-cell table:style-name="ce10" office:value-type="date" office:date-value="2014-05-09">
            <text:p>5月9日</text:p>
          </table:table-cell>
          <table:table-cell office:value-type="time" office:time-value="PT15H30M00S">
            <text:p>15:30</text:p>
          </table:table-cell>
          <table:table-cell table:style-name="Default"/>
          <table:table-cell table:number-columns-repeated="1017"/>
        </table:table-row>
        <table:table-row table:style-name="ro7">
          <table:table-cell/>
          <table:table-cell office:value-type="time" office:time-value="PT98H24M00S">
            <text:p>2:24</text:p>
          </table:table-cell>
          <table:table-cell office:value-type="string">
            <text:p>プログラミング(モジュール)</text:p>
          </table:table-cell>
          <table:table-cell/>
          <table:table-cell office:value-type="date" office:date-value="2014-05-09">
            <text:p>5月9日</text:p>
          </table:table-cell>
          <table:table-cell office:value-type="time" office:time-value="PT15H30M00S">
            <text:p>15:30</text:p>
          </table:table-cell>
          <table:table-cell office:value-type="time" office:time-value="PT18H00M00S">
            <text:p>18:00</text:p>
          </table:table-cell>
          <table:table-cell office:value-type="time" office:time-value="PT1680H00M00S">
            <text:p>0:00</text:p>
          </table:table-cell>
          <table:table-cell table:style-name="ce31" table:number-columns-repeated="50"/>
          <table:table-cell table:number-columns-repeated="966"/>
        </table:table-row>
        <table:table-row table:style-name="ro6">
          <table:table-cell/>
          <table:table-cell office:value-type="time" office:time-value="PT122H24M00S">
            <text:p>2:24</text:p>
          </table:table-cell>
          <table:table-cell office:value-type="string">
            <text:p>テスト項目表記入</text:p>
          </table:table-cell>
          <table:table-cell office:value-type="string">
            <text:p>無し</text:p>
          </table:table-cell>
          <table:table-cell office:value-type="date" office:date-value="2014-05-09">
            <text:p>5月9日</text:p>
          </table:table-cell>
          <table:table-cell office:value-type="time" office:time-value="PT15H20M00S">
            <text:p>15:20</text:p>
          </table:table-cell>
          <table:table-cell office:value-type="time" office:time-value="PT16H30M00S">
            <text:p>16:30</text:p>
          </table:table-cell>
          <table:table-cell office:value-type="time" office:time-value="PT2400H00M00S">
            <text:p>0:00</text:p>
          </table:table-cell>
          <table:table-cell table:style-name="ce32" table:number-columns-repeated="50"/>
          <table:table-cell table:number-columns-repeated="966"/>
        </table:table-row>
        <table:table-row table:style-name="ro6">
          <table:table-cell/>
          <table:table-cell office:value-type="time" office:time-value="PT146H24M00S">
            <text:p>2:24</text:p>
          </table:table-cell>
          <table:table-cell office:value-type="string">
            <text:p>ソースコード作成</text:p>
          </table:table-cell>
          <table:table-cell office:value-type="string">
            <text:p>全員</text:p>
          </table:table-cell>
          <table:table-cell table:style-name="ce10" office:value-type="date" office:date-value="2014-05-16">
            <text:p>5月16日</text:p>
          </table:table-cell>
          <table:table-cell office:value-type="time" office:time-value="PT39H30M00S">
            <text:p>15:30</text:p>
          </table:table-cell>
          <table:table-cell table:style-name="Default"/>
          <table:table-cell table:number-columns-repeated="1017"/>
        </table:table-row>
        <table:table-row table:style-name="ro7">
          <table:table-cell/>
          <table:table-cell office:value-type="time" office:time-value="PT98H24M00S">
            <text:p>2:24</text:p>
          </table:table-cell>
          <table:table-cell office:value-type="string">
            <text:p>プログラミング(モジュール)</text:p>
          </table:table-cell>
          <table:table-cell/>
          <table:table-cell office:value-type="date" office:date-value="2014-05-16">
            <text:p>5月16日</text:p>
          </table:table-cell>
          <table:table-cell office:value-type="time" office:time-value="PT15H00M00S">
            <text:p>15:00</text:p>
          </table:table-cell>
          <table:table-cell office:value-type="time" office:time-value="PT18H00M00S">
            <text:p>18:00</text:p>
          </table:table-cell>
          <table:table-cell office:value-type="time" office:time-value="PT2400H00M00S">
            <text:p>0:00</text:p>
          </table:table-cell>
          <table:table-cell table:style-name="ce33" table:number-columns-repeated="50"/>
          <table:table-cell table:number-columns-repeated="966"/>
        </table:table-row>
        <table:table-row table:style-name="ro6">
          <table:table-cell/>
          <table:table-cell office:value-type="time" office:time-value="PT148H48M00S">
            <text:p>4:48</text:p>
          </table:table-cell>
          <table:table-cell office:value-type="string">
            <text:p>単体テストModel2048</text:p>
          </table:table-cell>
          <table:table-cell/>
          <table:table-cell table:style-name="ce11" office:value-type="date" office:date-value="2014-05-16">
            <text:p>5月16日</text:p>
          </table:table-cell>
          <table:table-cell office:value-type="time" office:time-value="PT16H30M00S">
            <text:p>16:30</text:p>
          </table:table-cell>
          <table:table-cell office:value-type="time" office:time-value="PT17H00M00S">
            <text:p>17:00</text:p>
          </table:table-cell>
          <table:table-cell office:value-type="time" office:time-value="PT2400H00M00S">
            <text:p>0:00</text:p>
          </table:table-cell>
          <table:table-cell table:style-name="ce34" table:number-columns-repeated="50"/>
          <table:table-cell table:number-columns-repeated="966"/>
        </table:table-row>
        <table:table-row table:style-name="ro6">
          <table:table-cell/>
          <table:table-cell office:value-type="time" office:time-value="PT146H24M00S">
            <text:p>2:24</text:p>
          </table:table-cell>
          <table:table-cell office:value-type="string">
            <text:p>メニュー画面ソースコード点検</text:p>
          </table:table-cell>
          <table:table-cell office:value-type="string">
            <text:p>無し</text:p>
          </table:table-cell>
          <table:table-cell office:value-type="date" office:date-value="2014-05-16">
            <text:p>5月16日</text:p>
          </table:table-cell>
          <table:table-cell office:value-type="time" office:time-value="PT15H20M00S">
            <text:p>15:20</text:p>
          </table:table-cell>
          <table:table-cell office:value-type="time" office:time-value="PT16H30M00S">
            <text:p>16:30</text:p>
          </table:table-cell>
          <table:table-cell office:value-type="time" office:time-value="PT2400H00M00S">
            <text:p>0:00</text:p>
          </table:table-cell>
          <table:table-cell table:style-name="ce35" table:number-columns-repeated="50"/>
          <table:table-cell table:number-columns-repeated="966"/>
        </table:table-row>
        <table:table-row table:style-name="ro6">
          <table:table-cell/>
          <table:table-cell table:style-name="ce7" office:value-type="float" office:value="5">
            <text:p>5</text:p>
          </table:table-cell>
          <table:table-cell office:value-type="string">
            <text:p>総仕上げ</text:p>
          </table:table-cell>
          <table:table-cell office:value-type="string">
            <text:p>全員</text:p>
          </table:table-cell>
          <table:table-cell office:value-type="date" office:date-value="2014-05-23">
            <text:p>5月23日</text:p>
          </table:table-cell>
          <table:table-cell office:value-type="time" office:time-value="PT15H00M00S">
            <text:p>15:00</text:p>
          </table:table-cell>
          <table:table-cell office:value-type="time" office:time-value="PT18H15M00S">
            <text:p>18:15</text:p>
          </table:table-cell>
          <table:table-cell table:style-name="ce16" office:value-type="float" office:value="100">
            <text:p>100</text:p>
          </table:table-cell>
          <table:table-cell table:style-name="ce35" table:number-columns-repeated="50"/>
          <table:table-cell table:number-columns-repeated="966"/>
        </table:table-row>
        <table:table-row table:style-name="ro8">
          <table:table-cell table:number-columns-repeated="8"/>
          <table:table-cell table:style-name="ce36" table:number-columns-repeated="50"/>
          <table:table-cell table:number-columns-repeated="966"/>
        </table:table-row>
        <table:table-row table:style-name="ro8">
          <table:table-cell table:number-columns-repeated="7"/>
          <table:table-cell table:style-name="ce18"/>
          <table:table-cell table:style-name="ce37" table:number-columns-repeated="50"/>
          <table:table-cell table:number-columns-repeated="966"/>
        </table:table-row>
        <table:table-row table:style-name="ro8">
          <table:table-cell/>
          <table:table-cell table:style-name="Default"/>
          <table:table-cell table:number-columns-repeated="6"/>
          <table:table-cell table:style-name="ce37" table:number-columns-repeated="50"/>
          <table:table-cell table:number-columns-repeated="966"/>
        </table:table-row>
        <table:table-row table:style-name="ro6">
          <table:table-cell office:value-type="string">
            <text:p>作業記録</text:p>
          </table:table-cell>
          <table:table-cell table:style-name="ce5" office:value-type="string">
            <text:p>タスク番号</text:p>
          </table:table-cell>
          <table:table-cell table:style-name="ce5" office:value-type="string">
            <text:p>タスク</text:p>
          </table:table-cell>
          <table:table-cell table:style-name="ce5" office:value-type="string">
            <text:p>作業者</text:p>
          </table:table-cell>
          <table:table-cell table:style-name="ce5"/>
          <table:table-cell table:style-name="ce5" office:value-type="string">
            <text:p>開始時刻</text:p>
          </table:table-cell>
          <table:table-cell table:style-name="ce5" office:value-type="string">
            <text:p>終了時刻</text:p>
          </table:table-cell>
          <table:table-cell table:style-name="ce15" office:value-type="string">
            <text:p>達成率(%)</text:p>
          </table:table-cell>
          <table:table-cell table:style-name="ce15" table:number-columns-repeated="2"/>
          <table:table-cell table:style-name="ce59"/>
          <table:table-cell table:style-name="ce5" table:number-columns-repeated="5"/>
          <table:table-cell table:style-name="ce59"/>
          <table:table-cell table:style-name="ce5" table:number-columns-repeated="5"/>
          <table:table-cell table:style-name="ce59"/>
          <table:table-cell table:style-name="ce5" table:number-columns-repeated="5"/>
          <table:table-cell table:style-name="ce59"/>
          <table:table-cell table:style-name="ce5" table:number-columns-repeated="5"/>
          <table:table-cell table:style-name="ce59"/>
          <table:table-cell table:style-name="ce5" table:number-columns-repeated="5"/>
          <table:table-cell table:style-name="ce59"/>
          <table:table-cell table:style-name="ce5" table:number-columns-repeated="5"/>
          <table:table-cell table:style-name="ce66"/>
          <table:table-cell table:style-name="ce5" table:number-columns-repeated="5"/>
          <table:table-cell table:style-name="ce67"/>
          <table:table-cell table:style-name="ce70" table:number-columns-repeated="18"/>
          <table:table-cell table:number-columns-repeated="953"/>
        </table:table-row>
        <table:table-row table:style-name="ro6">
          <table:table-cell/>
          <table:table-cell office:value-type="time" office:time-value="PT26H24M00S">
            <text:p>2:24</text:p>
          </table:table-cell>
          <table:table-cell office:value-type="string">
            <text:p>システム提案書作成</text:p>
          </table:table-cell>
          <table:table-cell office:value-type="string">
            <text:p>市原、鐘谷</text:p>
          </table:table-cell>
          <table:table-cell office:value-type="date" office:date-value="2014-04-11">
            <text:p>4月11日</text:p>
          </table:table-cell>
          <table:table-cell office:value-type="time" office:time-value="PT16H30M00S">
            <text:p>16:30</text:p>
          </table:table-cell>
          <table:table-cell office:value-type="time" office:time-value="PT17H15M00S">
            <text:p>17:15</text:p>
          </table:table-cell>
          <table:table-cell table:style-name="ce16" office:value-type="float" office:value="100">
            <text:p>100</text:p>
          </table:table-cell>
          <table:table-cell table:style-name="ce38" table:formula="of:=ROUND([.$E40])+[.F40]" office:value-type="float" office:value="41740.6875">
            <text:p>.</text:p>
          </table:table-cell>
          <table:table-cell table:style-name="ce38" table:formula="of:=ROUND([.$E40])+[.G40]" office:value-type="float" office:value="41740.71875">
            <text:p>.</text:p>
          </table:table-cell>
          <table:table-cell table:style-name="ce61"/>
          <table:table-cell table:style-name="ce64" table:number-columns-repeated="5"/>
          <table:table-cell table:style-name="ce61"/>
          <table:table-cell table:style-name="ce64" table:number-columns-repeated="5"/>
          <table:table-cell table:style-name="ce61"/>
          <table:table-cell table:style-name="ce64" table:number-columns-repeated="5"/>
          <table:table-cell table:style-name="ce61"/>
          <table:table-cell table:style-name="ce64" table:number-columns-repeated="5"/>
          <table:table-cell table:style-name="ce61"/>
          <table:table-cell table:style-name="ce64" table:number-columns-repeated="5"/>
          <table:table-cell table:style-name="ce61"/>
          <table:table-cell table:style-name="ce64" table:number-columns-repeated="5"/>
          <table:table-cell table:style-name="ce61"/>
          <table:table-cell table:style-name="ce64" table:number-columns-repeated="5"/>
          <table:table-cell table:style-name="ce61"/>
          <table:table-cell table:style-name="ce73" table:number-columns-repeated="6"/>
          <table:table-cell table:style-name="ce70" table:number-columns-repeated="12"/>
          <table:table-cell table:number-columns-repeated="953"/>
        </table:table-row>
        <table:table-row table:style-name="ro6">
          <table:table-cell/>
          <table:table-cell office:value-type="time" office:time-value="PT28H48M00S">
            <text:p>4:48</text:p>
          </table:table-cell>
          <table:table-cell office:value-type="string">
            <text:p>開発計画書</text:p>
          </table:table-cell>
          <table:table-cell office:value-type="string">
            <text:p>木下、徳元</text:p>
          </table:table-cell>
          <table:table-cell office:value-type="date" office:date-value="2014-04-11">
            <text:p>4月11日</text:p>
          </table:table-cell>
          <table:table-cell office:value-type="time" office:time-value="PT15H40M00S">
            <text:p>15:40</text:p>
          </table:table-cell>
          <table:table-cell office:value-type="time" office:time-value="PT18H00M00S">
            <text:p>18:00</text:p>
          </table:table-cell>
          <table:table-cell table:style-name="ce16" office:value-type="float" office:value="100">
            <text:p>100</text:p>
          </table:table-cell>
          <table:table-cell table:style-name="ce38" table:formula="of:=ROUND([.$E41])+[.F41]" office:value-type="float" office:value="41740.6527777778">
            <text:p>.</text:p>
          </table:table-cell>
          <table:table-cell table:style-name="ce38" table:formula="of:=ROUND([.$E41])+[.G41]" office:value-type="float" office:value="41740.75">
            <text:p>.</text:p>
          </table:table-cell>
          <table:table-cell table:style-name="ce61"/>
          <table:table-cell table:style-name="ce64" table:number-columns-repeated="5"/>
          <table:table-cell table:style-name="ce61"/>
          <table:table-cell table:style-name="ce64" table:number-columns-repeated="5"/>
          <table:table-cell table:style-name="ce61"/>
          <table:table-cell table:style-name="ce64" table:number-columns-repeated="5"/>
          <table:table-cell table:style-name="ce61"/>
          <table:table-cell table:style-name="ce64" table:number-columns-repeated="5"/>
          <table:table-cell table:style-name="ce61"/>
          <table:table-cell table:style-name="ce64" table:number-columns-repeated="5"/>
          <table:table-cell table:style-name="ce61"/>
          <table:table-cell table:style-name="ce64" table:number-columns-repeated="5"/>
          <table:table-cell table:style-name="ce61"/>
          <table:table-cell table:style-name="ce64" table:number-columns-repeated="5"/>
          <table:table-cell table:style-name="ce69"/>
          <table:table-cell table:style-name="ce73" table:number-columns-repeated="6"/>
          <table:table-cell table:style-name="ce70" table:number-columns-repeated="12"/>
          <table:table-cell table:number-columns-repeated="953"/>
        </table:table-row>
        <table:table-row table:style-name="ro6">
          <table:table-cell/>
          <table:table-cell office:value-type="time" office:time-value="PT31H12M00S">
            <text:p>7:12</text:p>
          </table:table-cell>
          <table:table-cell office:value-type="string">
            <text:p>スケジュール表作成</text:p>
          </table:table-cell>
          <table:table-cell office:value-type="string">
            <text:p>徳元</text:p>
          </table:table-cell>
          <table:table-cell office:value-type="date" office:date-value="2014-04-11">
            <text:p>4月11日</text:p>
          </table:table-cell>
          <table:table-cell office:value-type="time" office:time-value="PT17H35M00S">
            <text:p>17:35</text:p>
          </table:table-cell>
          <table:table-cell office:value-type="time" office:time-value="PT17H45M00S">
            <text:p>17:45</text:p>
          </table:table-cell>
          <table:table-cell table:style-name="ce16" office:value-type="float" office:value="100">
            <text:p>100</text:p>
          </table:table-cell>
          <table:table-cell table:style-name="ce38" table:formula="of:=ROUND([.$E42])+[.F42]" office:value-type="float" office:value="41740.7326388889">
            <text:p>.</text:p>
          </table:table-cell>
          <table:table-cell table:style-name="ce38" table:formula="of:=ROUND([.$E42])+[.G42]" office:value-type="float" office:value="41740.7395833333">
            <text:p>.</text:p>
          </table:table-cell>
          <table:table-cell table:style-name="ce61"/>
          <table:table-cell table:style-name="ce64" table:number-columns-repeated="5"/>
          <table:table-cell table:style-name="ce61"/>
          <table:table-cell table:style-name="ce64" table:number-columns-repeated="5"/>
          <table:table-cell table:style-name="ce61"/>
          <table:table-cell table:style-name="ce64" table:number-columns-repeated="5"/>
          <table:table-cell table:style-name="ce61"/>
          <table:table-cell table:style-name="ce64" table:number-columns-repeated="5"/>
          <table:table-cell table:style-name="ce61"/>
          <table:table-cell table:style-name="ce64" table:number-columns-repeated="5"/>
          <table:table-cell table:style-name="ce61"/>
          <table:table-cell table:style-name="ce64" table:number-columns-repeated="5"/>
          <table:table-cell table:style-name="ce61"/>
          <table:table-cell table:style-name="ce64" table:number-columns-repeated="5"/>
          <table:table-cell table:style-name="ce69"/>
          <table:table-cell table:style-name="ce74" table:number-columns-repeated="5"/>
          <table:table-cell table:style-name="ce70"/>
          <table:table-cell table:number-columns-repeated="965"/>
        </table:table-row>
        <table:table-row table:style-name="ro6">
          <table:table-cell/>
          <table:table-cell office:value-type="time" office:time-value="PT33H36M00S">
            <text:p>9:36</text:p>
          </table:table-cell>
          <table:table-cell office:value-type="string">
            <text:p>チーム作業報告書作成</text:p>
          </table:table-cell>
          <table:table-cell office:value-type="string">
            <text:p>徳元</text:p>
          </table:table-cell>
          <table:table-cell office:value-type="date" office:date-value="2014-04-11">
            <text:p>4月11日</text:p>
          </table:table-cell>
          <table:table-cell office:value-type="time" office:time-value="PT18H00M00S">
            <text:p>18:00</text:p>
          </table:table-cell>
          <table:table-cell office:value-type="time" office:time-value="PT18H30M00S">
            <text:p>18:30</text:p>
          </table:table-cell>
          <table:table-cell table:style-name="ce16" office:value-type="float" office:value="100">
            <text:p>100</text:p>
          </table:table-cell>
          <table:table-cell table:style-name="ce38" table:formula="of:=ROUND([.$E43])+[.F43]" office:value-type="float" office:value="41740.75">
            <text:p>.</text:p>
          </table:table-cell>
          <table:table-cell table:style-name="ce38" table:formula="of:=ROUND([.$E43])+[.G43]" office:value-type="float" office:value="41740.7708333333">
            <text:p>.</text:p>
          </table:table-cell>
          <table:table-cell table:style-name="ce61"/>
          <table:table-cell table:style-name="ce64" table:number-columns-repeated="5"/>
          <table:table-cell table:style-name="ce61"/>
          <table:table-cell table:style-name="ce64" table:number-columns-repeated="5"/>
          <table:table-cell table:style-name="ce61"/>
          <table:table-cell table:style-name="ce64" table:number-columns-repeated="5"/>
          <table:table-cell table:style-name="ce61"/>
          <table:table-cell table:style-name="ce64" table:number-columns-repeated="5"/>
          <table:table-cell table:style-name="ce61"/>
          <table:table-cell table:style-name="ce64" table:number-columns-repeated="5"/>
          <table:table-cell table:style-name="ce61"/>
          <table:table-cell table:style-name="ce64" table:number-columns-repeated="5"/>
          <table:table-cell table:style-name="ce61"/>
          <table:table-cell table:style-name="ce64" table:number-columns-repeated="5"/>
          <table:table-cell table:style-name="ce69"/>
          <table:table-cell table:number-columns-repeated="971"/>
        </table:table-row>
        <table:table-row table:style-name="ro6">
          <table:table-cell/>
          <table:table-cell office:value-type="time" office:time-value="PT50H24M00S">
            <text:p>2:24</text:p>
          </table:table-cell>
          <table:table-cell office:value-type="string">
            <text:p>外部設計書作成</text:p>
          </table:table-cell>
          <table:table-cell office:value-type="string">
            <text:p>全員</text:p>
          </table:table-cell>
          <table:table-cell office:value-type="date" office:date-value="2014-04-18">
            <text:p>4月18日</text:p>
          </table:table-cell>
          <table:table-cell office:value-type="time" office:time-value="PT15H45M00S">
            <text:p>15:45</text:p>
          </table:table-cell>
          <table:table-cell office:value-type="time" office:time-value="PT17H15M00S">
            <text:p>17:15</text:p>
          </table:table-cell>
          <table:table-cell table:style-name="ce16" office:value-type="float" office:value="100">
            <text:p>100</text:p>
          </table:table-cell>
          <table:table-cell table:style-name="ce39" table:number-columns-repeated="50"/>
          <table:table-cell table:number-columns-repeated="966"/>
        </table:table-row>
        <table:table-row table:style-name="ro6">
          <table:table-cell/>
          <table:table-cell office:value-type="time" office:time-value="PT52H48M00S">
            <text:p>4:48</text:p>
          </table:table-cell>
          <table:table-cell office:value-type="string">
            <text:p>レビュ記録表</text:p>
          </table:table-cell>
          <table:table-cell office:value-type="string">
            <text:p>全員</text:p>
          </table:table-cell>
          <table:table-cell office:value-type="date" office:date-value="2014-04-18">
            <text:p>4月18日</text:p>
          </table:table-cell>
          <table:table-cell office:value-type="time" office:time-value="PT17H30M00S">
            <text:p>17:30</text:p>
          </table:table-cell>
          <table:table-cell office:value-type="time" office:time-value="PT18H00M00S">
            <text:p>18:00</text:p>
          </table:table-cell>
          <table:table-cell table:style-name="ce16" office:value-type="float" office:value="100">
            <text:p>100</text:p>
          </table:table-cell>
          <table:table-cell table:style-name="ce40" table:number-columns-repeated="50"/>
          <table:table-cell table:number-columns-repeated="966"/>
        </table:table-row>
        <table:table-row table:style-name="ro6">
          <table:table-cell/>
          <table:table-cell office:value-type="time" office:time-value="PT26H24M00S">
            <text:p>2:24</text:p>
          </table:table-cell>
          <table:table-cell office:value-type="string">
            <text:p>ゲーム画面デザインデッサン</text:p>
          </table:table-cell>
          <table:table-cell office:value-type="string">
            <text:p>無し</text:p>
          </table:table-cell>
          <table:table-cell office:value-type="date" office:date-value="2014-04-18">
            <text:p>4月18日</text:p>
          </table:table-cell>
          <table:table-cell office:value-type="time" office:time-value="PT15H45M00S">
            <text:p>15:45</text:p>
          </table:table-cell>
          <table:table-cell office:value-type="time" office:time-value="PT17H00M00S">
            <text:p>17:00</text:p>
          </table:table-cell>
          <table:table-cell office:value-type="time" office:time-value="PT2400H00M00S">
            <text:p>0:00</text:p>
          </table:table-cell>
          <table:table-cell table:style-name="ce41" table:number-columns-repeated="50"/>
          <table:table-cell table:number-columns-repeated="966"/>
        </table:table-row>
        <table:table-row table:style-name="ro6">
          <table:table-cell/>
          <table:table-cell office:value-type="time" office:time-value="PT50H24M00S">
            <text:p>2:24</text:p>
          </table:table-cell>
          <table:table-cell office:value-type="string">
            <text:p>外部設計書</text:p>
          </table:table-cell>
          <table:table-cell office:value-type="string">
            <text:p>全員</text:p>
          </table:table-cell>
          <table:table-cell office:value-type="date" office:date-value="2014-04-18">
            <text:p>4月18日</text:p>
          </table:table-cell>
          <table:table-cell office:value-type="time" office:time-value="PT15H45M00S">
            <text:p>15:45</text:p>
          </table:table-cell>
          <table:table-cell office:value-type="time" office:time-value="PT17H15M00S">
            <text:p>17:15</text:p>
          </table:table-cell>
          <table:table-cell office:value-type="time" office:time-value="PT2400H00M00S">
            <text:p>0:00</text:p>
          </table:table-cell>
          <table:table-cell table:style-name="ce42" table:number-columns-repeated="50"/>
          <table:table-cell table:number-columns-repeated="966"/>
        </table:table-row>
        <table:table-row table:style-name="ro6">
          <table:table-cell/>
          <table:table-cell office:value-type="time" office:time-value="PT50H24M00S">
            <text:p>2:24</text:p>
          </table:table-cell>
          <table:table-cell office:value-type="string">
            <text:p>外部設計書(目的、システム概要、機能、ユーザインタフェース記述)</text:p>
          </table:table-cell>
          <table:table-cell/>
          <table:table-cell office:value-type="date" office:date-value="2014-04-18">
            <text:p>4月18日</text:p>
          </table:table-cell>
          <table:table-cell office:value-type="time" office:time-value="PT15H45M00S">
            <text:p>15:45</text:p>
          </table:table-cell>
          <table:table-cell office:value-type="time" office:time-value="PT17H30M00S">
            <text:p>17:30</text:p>
          </table:table-cell>
          <table:table-cell table:style-name="ce18" office:value-type="time" office:time-value="PT2400H00M00S">
            <text:p>0:00</text:p>
          </table:table-cell>
          <table:table-cell table:style-name="ce43" table:number-columns-repeated="50"/>
          <table:table-cell table:number-columns-repeated="966"/>
        </table:table-row>
        <table:table-row table:style-name="ro6">
          <table:table-cell/>
          <table:table-cell table:style-name="Default" office:value-type="time" office:time-value="PT52H48M00S">
            <text:p>4:48</text:p>
          </table:table-cell>
          <table:table-cell office:value-type="string">
            <text:p>振り返りシート作成、提出物チェックシート作成</text:p>
          </table:table-cell>
          <table:table-cell/>
          <table:table-cell office:value-type="date" office:date-value="2014-04-18">
            <text:p>4月18日</text:p>
          </table:table-cell>
          <table:table-cell office:value-type="time" office:time-value="PT17H30M00S">
            <text:p>17:30</text:p>
          </table:table-cell>
          <table:table-cell office:value-type="time" office:time-value="PT17H40M00S">
            <text:p>17:40</text:p>
          </table:table-cell>
          <table:table-cell office:value-type="time" office:time-value="PT2400H00M00S">
            <text:p>0:00</text:p>
          </table:table-cell>
          <table:table-cell table:style-name="ce43" table:number-columns-repeated="50"/>
          <table:table-cell table:number-columns-repeated="966"/>
        </table:table-row>
        <table:table-row table:style-name="ro6">
          <table:table-cell/>
          <table:table-cell table:style-name="Default" office:value-type="time" office:time-value="PT55H12M00S">
            <text:p>7:12</text:p>
          </table:table-cell>
          <table:table-cell office:value-type="string">
            <text:p>チーム作業報告書作成</text:p>
          </table:table-cell>
          <table:table-cell/>
          <table:table-cell office:value-type="date" office:date-value="2014-04-18">
            <text:p>4月18日</text:p>
          </table:table-cell>
          <table:table-cell office:value-type="time" office:time-value="PT17H40M00S">
            <text:p>17:40</text:p>
          </table:table-cell>
          <table:table-cell office:value-type="time" office:time-value="PT18H00M00S">
            <text:p>18:00</text:p>
          </table:table-cell>
          <table:table-cell office:value-type="time" office:time-value="PT2400H00M00S">
            <text:p>0:00</text:p>
          </table:table-cell>
          <table:table-cell table:number-columns-repeated="1016"/>
        </table:table-row>
        <table:table-row table:style-name="ro6">
          <table:table-cell/>
          <table:table-cell table:style-name="Default" office:value-type="time" office:time-value="PT74H24M00S">
            <text:p>2:24</text:p>
          </table:table-cell>
          <table:table-cell office:value-type="string">
            <text:p>内部設計書</text:p>
          </table:table-cell>
          <table:table-cell office:value-type="string">
            <text:p>市原、徳元</text:p>
          </table:table-cell>
          <table:table-cell office:value-type="date" office:date-value="2014-04-25">
            <text:p>4月25日</text:p>
          </table:table-cell>
          <table:table-cell office:value-type="time" office:time-value="PT15H50M00S">
            <text:p>15:50</text:p>
          </table:table-cell>
          <table:table-cell office:value-type="time" office:time-value="PT17H40M00S">
            <text:p>17:40</text:p>
          </table:table-cell>
          <table:table-cell office:value-type="time" office:time-value="PT2400H00M00S">
            <text:p>0:00</text:p>
          </table:table-cell>
          <table:table-cell table:number-columns-repeated="1016"/>
        </table:table-row>
        <table:table-row table:style-name="ro6">
          <table:table-cell/>
          <table:table-cell table:style-name="Default" office:value-type="time" office:time-value="PT76H48M00S">
            <text:p>4:48</text:p>
          </table:table-cell>
          <table:table-cell office:value-type="string">
            <text:p>振り返りシート作成、提出物チェックシート作成</text:p>
          </table:table-cell>
          <table:table-cell/>
          <table:table-cell office:value-type="date" office:date-value="2014-04-25">
            <text:p>4月25日</text:p>
          </table:table-cell>
          <table:table-cell office:value-type="time" office:time-value="PT17H40M00S">
            <text:p>17:40</text:p>
          </table:table-cell>
          <table:table-cell office:value-type="time" office:time-value="PT18H10M00S">
            <text:p>18:10</text:p>
          </table:table-cell>
          <table:table-cell office:value-type="time" office:time-value="PT2400H00M00S">
            <text:p>0:00</text:p>
          </table:table-cell>
          <table:table-cell table:number-columns-repeated="1016"/>
        </table:table-row>
        <table:table-row table:style-name="ro6">
          <table:table-cell/>
          <table:table-cell table:style-name="Default" office:value-type="time" office:time-value="PT79H12M00S">
            <text:p>7:12</text:p>
          </table:table-cell>
          <table:table-cell office:value-type="string">
            <text:p>チーム作業報告書作成</text:p>
          </table:table-cell>
          <table:table-cell/>
          <table:table-cell office:value-type="date" office:date-value="2014-04-25">
            <text:p>4月25日</text:p>
          </table:table-cell>
          <table:table-cell office:value-type="time" office:time-value="PT17H40M00S">
            <text:p>17:40</text:p>
          </table:table-cell>
          <table:table-cell office:value-type="time" office:time-value="PT18H10M00S">
            <text:p>18:10</text:p>
          </table:table-cell>
          <table:table-cell office:value-type="time" office:time-value="PT2400H00M00S">
            <text:p>0:00</text:p>
          </table:table-cell>
          <table:table-cell table:number-columns-repeated="1016"/>
        </table:table-row>
        <table:table-row table:style-name="ro6">
          <table:table-cell/>
          <table:table-cell office:value-type="time" office:time-value="PT74H24M00S">
            <text:p>2:24</text:p>
          </table:table-cell>
          <table:table-cell office:value-type="string">
            <text:p>クラス図作成</text:p>
          </table:table-cell>
          <table:table-cell office:value-type="string">
            <text:p>木下</text:p>
          </table:table-cell>
          <table:table-cell office:value-type="date" office:date-value="2014-04-25">
            <text:p>4月25日</text:p>
          </table:table-cell>
          <table:table-cell office:value-type="time" office:time-value="PT15H50M00S">
            <text:p>15:50</text:p>
          </table:table-cell>
          <table:table-cell office:value-type="time" office:time-value="PT17H30M00S">
            <text:p>17:30</text:p>
          </table:table-cell>
          <table:table-cell office:value-type="time" office:time-value="PT2400H00M00S">
            <text:p>0:00</text:p>
          </table:table-cell>
          <table:table-cell table:style-name="ce44" table:number-columns-repeated="50"/>
          <table:table-cell table:number-columns-repeated="966"/>
        </table:table-row>
        <table:table-row table:style-name="ro6">
          <table:table-cell/>
          <table:table-cell office:value-type="time" office:time-value="PT74H24M00S">
            <text:p>2:24</text:p>
          </table:table-cell>
          <table:table-cell office:value-type="string">
            <text:p>オバケゲームソースコード解析</text:p>
          </table:table-cell>
          <table:table-cell office:value-type="string">
            <text:p>徳元</text:p>
          </table:table-cell>
          <table:table-cell office:value-type="date" office:date-value="2014-04-25">
            <text:p>4月25日</text:p>
          </table:table-cell>
          <table:table-cell office:value-type="time" office:time-value="PT15H50M00S">
            <text:p>15:50</text:p>
          </table:table-cell>
          <table:table-cell office:value-type="time" office:time-value="PT16H50M00S">
            <text:p>16:50</text:p>
          </table:table-cell>
          <table:table-cell office:value-type="time" office:time-value="PT2400H00M00S">
            <text:p>0:00</text:p>
          </table:table-cell>
          <table:table-cell table:style-name="ce45" table:number-columns-repeated="50"/>
          <table:table-cell table:number-columns-repeated="966"/>
        </table:table-row>
        <table:table-row table:style-name="ro9">
          <table:table-cell/>
          <table:table-cell office:value-type="time" office:time-value="PT74H24M00S">
            <text:p>2:24</text:p>
          </table:table-cell>
          <table:table-cell office:value-type="string">
            <text:p>おばけ村ソースコード解読</text:p>
          </table:table-cell>
          <table:table-cell office:value-type="string">
            <text:p>鐘谷</text:p>
          </table:table-cell>
          <table:table-cell office:value-type="date" office:date-value="2014-04-25">
            <text:p>4月25日</text:p>
          </table:table-cell>
          <table:table-cell office:value-type="time" office:time-value="PT15H50M00S">
            <text:p>15:50</text:p>
          </table:table-cell>
          <table:table-cell office:value-type="time" office:time-value="PT16H50M00S">
            <text:p>16:50</text:p>
          </table:table-cell>
          <table:table-cell office:value-type="time" office:time-value="PT2400H00M00S">
            <text:p>0:00</text:p>
          </table:table-cell>
          <table:table-cell table:style-name="ce46" table:number-columns-repeated="50"/>
          <table:table-cell table:number-columns-repeated="966"/>
        </table:table-row>
        <table:table-row table:style-name="ro9">
          <table:table-cell/>
          <table:table-cell office:value-type="time" office:time-value="PT76H48M00S">
            <text:p>4:48</text:p>
          </table:table-cell>
          <table:table-cell office:value-type="string">
            <text:p>内部設計書(途中参加)</text:p>
          </table:table-cell>
          <table:table-cell office:value-type="string">
            <text:p>市原、木下</text:p>
          </table:table-cell>
          <table:table-cell office:value-type="date" office:date-value="2014-04-25">
            <text:p>4月25日</text:p>
          </table:table-cell>
          <table:table-cell office:value-type="time" office:time-value="PT16H50M00S">
            <text:p>16:50</text:p>
          </table:table-cell>
          <table:table-cell office:value-type="time" office:time-value="PT17H35M00S">
            <text:p>17:35</text:p>
          </table:table-cell>
          <table:table-cell office:value-type="time" office:time-value="PT2400H00M00S">
            <text:p>0:00</text:p>
          </table:table-cell>
          <table:table-cell table:style-name="ce46" table:number-columns-repeated="50"/>
          <table:table-cell table:number-columns-repeated="966"/>
        </table:table-row>
        <table:table-row table:style-name="ro6">
          <table:table-cell/>
          <table:table-cell office:value-type="time" office:time-value="PT98H24M00S">
            <text:p>2:24</text:p>
          </table:table-cell>
          <table:table-cell office:value-type="string">
            <text:p>ソースコード作成</text:p>
          </table:table-cell>
          <table:table-cell office:value-type="string">
            <text:p>全員</text:p>
          </table:table-cell>
          <table:table-cell table:style-name="ce10" office:value-type="date" office:date-value="2014-05-02">
            <text:p>5月2日</text:p>
          </table:table-cell>
          <table:table-cell office:value-type="time" office:time-value="PT15H30M00S">
            <text:p>15:30</text:p>
          </table:table-cell>
          <table:table-cell table:style-name="Default"/>
          <table:table-cell/>
          <table:table-cell table:style-name="ce47" table:number-columns-repeated="50"/>
          <table:table-cell table:number-columns-repeated="966"/>
        </table:table-row>
        <table:table-row table:style-name="ro6">
          <table:table-cell/>
          <table:table-cell table:style-name="ce5" office:value-type="time" office:time-value="PT98H24M00S">
            <text:p>2:24</text:p>
          </table:table-cell>
          <table:table-cell table:style-name="ce5" office:value-type="string">
            <text:p>プログラミング(盤、キー入力について)</text:p>
          </table:table-cell>
          <table:table-cell table:style-name="ce5"/>
          <table:table-cell table:style-name="ce11" office:value-type="date" office:date-value="2014-05-02">
            <text:p>5月2日</text:p>
          </table:table-cell>
          <table:table-cell table:style-name="ce14" office:value-type="time" office:time-value="PT15H40M00S">
            <text:p>15:40</text:p>
          </table:table-cell>
          <table:table-cell table:style-name="ce14" office:value-type="time" office:time-value="PT17H45M00S">
            <text:p>17:45</text:p>
          </table:table-cell>
          <table:table-cell table:style-name="ce15" office:value-type="time" office:time-value="PT1920H00M00S">
            <text:p>0:00</text:p>
          </table:table-cell>
          <table:table-cell table:style-name="ce5" table:number-columns-repeated="49"/>
          <table:table-cell table:number-columns-repeated="967"/>
        </table:table-row>
        <table:table-row table:style-name="ro6">
          <table:table-cell/>
          <table:table-cell table:style-name="Default" office:value-type="time" office:time-value="PT100H48M00S">
            <text:p>4:48</text:p>
          </table:table-cell>
          <table:table-cell office:value-type="string">
            <text:p>チーム作業報告書作成</text:p>
          </table:table-cell>
          <table:table-cell/>
          <table:table-cell office:value-type="date" office:date-value="2014-05-02">
            <text:p>5月2日</text:p>
          </table:table-cell>
          <table:table-cell office:value-type="time" office:time-value="PT17H45M00S">
            <text:p>17:45</text:p>
          </table:table-cell>
          <table:table-cell office:value-type="time" office:time-value="PT18H10M00S">
            <text:p>18:10</text:p>
          </table:table-cell>
          <table:table-cell office:value-type="time" office:time-value="PT2400H00M00S">
            <text:p>0:00</text:p>
          </table:table-cell>
          <table:table-cell table:number-columns-repeated="1016"/>
        </table:table-row>
        <table:table-row table:style-name="ro6">
          <table:table-cell/>
          <table:table-cell office:value-type="time" office:time-value="PT98H24M00S">
            <text:p>2:24</text:p>
          </table:table-cell>
          <table:table-cell office:value-type="string">
            <text:p>メニュー画面ソースコード作成</text:p>
          </table:table-cell>
          <table:table-cell office:value-type="string">
            <text:p>無し</text:p>
          </table:table-cell>
          <table:table-cell office:value-type="date" office:date-value="2014-05-02">
            <text:p>5月2日</text:p>
          </table:table-cell>
          <table:table-cell office:value-type="time" office:time-value="PT15H45M00S">
            <text:p>15:45</text:p>
          </table:table-cell>
          <table:table-cell office:value-type="time" office:time-value="PT17H40M00S">
            <text:p>17:40</text:p>
          </table:table-cell>
          <table:table-cell office:value-type="time" office:time-value="PT2400H00M00S">
            <text:p>0:00</text:p>
          </table:table-cell>
          <table:table-cell table:style-name="ce48" table:number-columns-repeated="50"/>
          <table:table-cell table:number-columns-repeated="966"/>
        </table:table-row>
        <table:table-row table:style-name="ro9">
          <table:table-cell/>
          <table:table-cell office:value-type="time" office:time-value="PT98H24M00S">
            <text:p>2:24</text:p>
          </table:table-cell>
          <table:table-cell office:value-type="string">
            <text:p>プログラミング(モジュール)</text:p>
          </table:table-cell>
          <table:table-cell/>
          <table:table-cell office:value-type="date" office:date-value="2014-05-02">
            <text:p>5月2日</text:p>
          </table:table-cell>
          <table:table-cell office:value-type="time" office:time-value="PT15H30M00S">
            <text:p>15:30</text:p>
          </table:table-cell>
          <table:table-cell office:value-type="time" office:time-value="PT17H50M00S">
            <text:p>17:50</text:p>
          </table:table-cell>
          <table:table-cell office:value-type="time" office:time-value="PT600H00M00S">
            <text:p>0:00</text:p>
          </table:table-cell>
          <table:table-cell table:style-name="ce49" table:number-columns-repeated="50"/>
          <table:table-cell table:number-columns-repeated="966"/>
        </table:table-row>
        <table:table-row table:style-name="ro6">
          <table:table-cell/>
          <table:table-cell table:style-name="Default" office:value-type="time" office:time-value="PT122H24M00S">
            <text:p>2:24</text:p>
          </table:table-cell>
          <table:table-cell office:value-type="string">
            <text:p>プログラミング(盤、キー入力について続き)</text:p>
          </table:table-cell>
          <table:table-cell office:value-type="string">
            <text:p>木下</text:p>
          </table:table-cell>
          <table:table-cell office:value-type="date" office:date-value="2014-05-09">
            <text:p>5月9日</text:p>
          </table:table-cell>
          <table:table-cell office:value-type="time" office:time-value="PT15H10M00S">
            <text:p>15:10</text:p>
          </table:table-cell>
          <table:table-cell office:value-type="time" office:time-value="PT18H00M00S">
            <text:p>18:00</text:p>
          </table:table-cell>
          <table:table-cell office:value-type="time" office:time-value="PT2160H00M00S">
            <text:p>0:00</text:p>
          </table:table-cell>
          <table:table-cell table:number-columns-repeated="1016"/>
        </table:table-row>
        <table:table-row table:style-name="ro6">
          <table:table-cell/>
          <table:table-cell table:style-name="Default" office:value-type="time" office:time-value="PT124H48M00S">
            <text:p>4:48</text:p>
          </table:table-cell>
          <table:table-cell office:value-type="string">
            <text:p>チーム作業報告書作成</text:p>
          </table:table-cell>
          <table:table-cell office:value-type="string">
            <text:p>木下</text:p>
          </table:table-cell>
          <table:table-cell office:value-type="date" office:date-value="2014-05-09">
            <text:p>5月9日</text:p>
          </table:table-cell>
          <table:table-cell office:value-type="time" office:time-value="PT18H00M00S">
            <text:p>18:00</text:p>
          </table:table-cell>
          <table:table-cell office:value-type="time" office:time-value="PT18H10M00S">
            <text:p>18:10</text:p>
          </table:table-cell>
          <table:table-cell office:value-type="time" office:time-value="PT2400H00M00S">
            <text:p>0:00</text:p>
          </table:table-cell>
          <table:table-cell table:number-columns-repeated="1016"/>
        </table:table-row>
        <table:table-row table:style-name="ro6">
          <table:table-cell/>
          <table:table-cell office:value-type="time" office:time-value="PT122H24M00S">
            <text:p>2:24</text:p>
          </table:table-cell>
          <table:table-cell office:value-type="string">
            <text:p>ソースコード作成</text:p>
          </table:table-cell>
          <table:table-cell office:value-type="string">
            <text:p>全員</text:p>
          </table:table-cell>
          <table:table-cell table:style-name="ce10" office:value-type="date" office:date-value="2014-05-09">
            <text:p>5月9日</text:p>
          </table:table-cell>
          <table:table-cell office:value-type="time" office:time-value="PT39H30M00S">
            <text:p>15:30</text:p>
          </table:table-cell>
          <table:table-cell table:style-name="Default"/>
          <table:table-cell/>
          <table:table-cell table:style-name="ce50" table:number-columns-repeated="50"/>
          <table:table-cell table:number-columns-repeated="966"/>
        </table:table-row>
        <table:table-row table:style-name="ro9">
          <table:table-cell/>
          <table:table-cell office:value-type="time" office:time-value="PT98H24M00S">
            <text:p>2:24</text:p>
          </table:table-cell>
          <table:table-cell office:value-type="string">
            <text:p>プログラミング(モジュール)</text:p>
          </table:table-cell>
          <table:table-cell/>
          <table:table-cell office:value-type="date" office:date-value="2014-05-09">
            <text:p>5月9日</text:p>
          </table:table-cell>
          <table:table-cell office:value-type="time" office:time-value="PT15H30M00S">
            <text:p>15:30</text:p>
          </table:table-cell>
          <table:table-cell office:value-type="time" office:time-value="PT17H50M00S">
            <text:p>17:50</text:p>
          </table:table-cell>
          <table:table-cell office:value-type="time" office:time-value="PT1560H00M00S">
            <text:p>0:00</text:p>
          </table:table-cell>
          <table:table-cell table:style-name="ce51" table:number-columns-repeated="50"/>
          <table:table-cell table:number-columns-repeated="966"/>
        </table:table-row>
        <table:table-row table:style-name="ro6">
          <table:table-cell/>
          <table:table-cell office:value-type="time" office:time-value="PT122H24M00S">
            <text:p>2:24</text:p>
          </table:table-cell>
          <table:table-cell office:value-type="string">
            <text:p>テスト項目表記入</text:p>
          </table:table-cell>
          <table:table-cell office:value-type="string">
            <text:p>無し</text:p>
          </table:table-cell>
          <table:table-cell office:value-type="date" office:date-value="2014-05-09">
            <text:p>5月9日</text:p>
          </table:table-cell>
          <table:table-cell office:value-type="time" office:time-value="PT15H20M00S">
            <text:p>15:20</text:p>
          </table:table-cell>
          <table:table-cell office:value-type="time" office:time-value="PT17H40M00S">
            <text:p>17:40</text:p>
          </table:table-cell>
          <table:table-cell office:value-type="time" office:time-value="PT2400H00M00S">
            <text:p>0:00</text:p>
          </table:table-cell>
          <table:table-cell table:style-name="ce52" table:number-columns-repeated="50"/>
          <table:table-cell table:number-columns-repeated="966"/>
        </table:table-row>
        <table:table-row table:style-name="ro6">
          <table:table-cell/>
          <table:table-cell office:value-type="time" office:time-value="PT146H24M00S">
            <text:p>2:24</text:p>
          </table:table-cell>
          <table:table-cell office:value-type="string">
            <text:p>ソースコード作成</text:p>
          </table:table-cell>
          <table:table-cell office:value-type="string">
            <text:p>全員</text:p>
          </table:table-cell>
          <table:table-cell table:style-name="ce10" office:value-type="date" office:date-value="2014-05-16">
            <text:p>5月16日</text:p>
          </table:table-cell>
          <table:table-cell office:value-type="time" office:time-value="PT63H30M00S">
            <text:p>15:30</text:p>
          </table:table-cell>
          <table:table-cell table:style-name="Default"/>
          <table:table-cell/>
          <table:table-cell table:style-name="ce53" table:number-columns-repeated="50"/>
          <table:table-cell table:number-columns-repeated="966"/>
        </table:table-row>
        <table:table-row table:style-name="ro9">
          <table:table-cell/>
          <table:table-cell office:value-type="time" office:time-value="PT98H24M00S">
            <text:p>2:24</text:p>
          </table:table-cell>
          <table:table-cell office:value-type="string">
            <text:p>プログラミング(モジュール)</text:p>
          </table:table-cell>
          <table:table-cell/>
          <table:table-cell office:value-type="date" office:date-value="2014-05-16">
            <text:p>5月16日</text:p>
          </table:table-cell>
          <table:table-cell office:value-type="time" office:time-value="PT15H00M00S">
            <text:p>15:00</text:p>
          </table:table-cell>
          <table:table-cell office:value-type="time" office:time-value="PT18H15M00S">
            <text:p>18:15</text:p>
          </table:table-cell>
          <table:table-cell office:value-type="time" office:time-value="PT2280H00M00S">
            <text:p>0:00</text:p>
          </table:table-cell>
          <table:table-cell table:style-name="ce54" table:number-columns-repeated="50"/>
          <table:table-cell table:number-columns-repeated="966"/>
        </table:table-row>
        <table:table-row table:style-name="ro6">
          <table:table-cell/>
          <table:table-cell office:value-type="time" office:time-value="PT148H48M00S">
            <text:p>4:48</text:p>
          </table:table-cell>
          <table:table-cell office:value-type="string">
            <text:p>単体テストModel2048</text:p>
          </table:table-cell>
          <table:table-cell/>
          <table:table-cell table:style-name="ce11" office:value-type="date" office:date-value="2014-05-16">
            <text:p>5月16日</text:p>
          </table:table-cell>
          <table:table-cell office:value-type="time" office:time-value="PT16H30M00S">
            <text:p>16:30</text:p>
          </table:table-cell>
          <table:table-cell office:value-type="time" office:time-value="PT17H00M00S">
            <text:p>17:00</text:p>
          </table:table-cell>
          <table:table-cell office:value-type="time" office:time-value="PT2400H00M00S">
            <text:p>0:00</text:p>
          </table:table-cell>
          <table:table-cell table:style-name="ce55" table:number-columns-repeated="50"/>
          <table:table-cell table:number-columns-repeated="966"/>
        </table:table-row>
        <table:table-row table:style-name="ro6">
          <table:table-cell/>
          <table:table-cell office:value-type="time" office:time-value="PT148H48M00S">
            <text:p>4:48</text:p>
          </table:table-cell>
          <table:table-cell office:value-type="string">
            <text:p>パネルソースコード点検</text:p>
          </table:table-cell>
          <table:table-cell office:value-type="string">
            <text:p>市原</text:p>
          </table:table-cell>
          <table:table-cell office:value-type="date" office:date-value="2014-05-16">
            <text:p>5月16日</text:p>
          </table:table-cell>
          <table:table-cell office:value-type="time" office:time-value="PT17H40M00S">
            <text:p>17:40</text:p>
          </table:table-cell>
          <table:table-cell office:value-type="time" office:time-value="PT18H30M00S">
            <text:p>18:30</text:p>
          </table:table-cell>
          <table:table-cell office:value-type="time" office:time-value="PT2400H00M00S">
            <text:p>0:00</text:p>
          </table:table-cell>
          <table:table-cell table:style-name="ce56" table:number-columns-repeated="50"/>
          <table:table-cell table:number-columns-repeated="966"/>
        </table:table-row>
        <table:table-row table:style-name="ro6">
          <table:table-cell/>
          <table:table-cell table:style-name="ce7" office:value-type="float" office:value="5">
            <text:p>5</text:p>
          </table:table-cell>
          <table:table-cell office:value-type="string">
            <text:p>総仕上げ</text:p>
          </table:table-cell>
          <table:table-cell office:value-type="string">
            <text:p>全員</text:p>
          </table:table-cell>
          <table:table-cell table:style-name="ce12" office:value-type="date" office:date-value="2014-05-23">
            <text:p>5月23日</text:p>
          </table:table-cell>
          <table:table-cell table:style-name="Default" office:value-type="time" office:time-value="PT15H00M00S">
            <text:p>15:00</text:p>
          </table:table-cell>
          <table:table-cell table:style-name="Default" office:value-type="time" office:time-value="PT18H00M00S">
            <text:p>18:00</text:p>
          </table:table-cell>
          <table:table-cell table:style-name="ce16" office:value-type="float" office:value="100">
            <text:p>100</text:p>
          </table:table-cell>
          <table:table-cell table:number-columns-repeated="1016"/>
        </table:table-row>
      </table:table>
      <table:table table:name="4月11日" table:style-name="ta1" table:print="false">
        <table:table-column table:style-name="co13" table:default-cell-style-name="Default"/>
        <table:table-column table:style-name="co14" table:default-cell-style-name="ce76"/>
        <table:table-column table:style-name="co15" table:default-cell-style-name="ce81"/>
        <table:table-column table:style-name="co16" table:number-columns-repeated="9" table:default-cell-style-name="Default"/>
        <table:table-row table:style-name="ro8">
          <table:table-cell/>
          <table:table-cell table:style-name="ce70" table:number-columns-repeated="2"/>
          <table:table-cell table:number-columns-repeated="9"/>
        </table:table-row>
        <table:table-row table:style-name="ro6">
          <table:table-cell/>
          <table:table-cell office:value-type="string">
            <text:p>日付：</text:p>
          </table:table-cell>
          <table:table-cell table:style-name="ce79" office:value-type="date" office:date-value="2014-04-11">
            <text:p>4月11日</text:p>
          </table:table-cell>
          <table:table-cell table:number-columns-repeated="9"/>
        </table:table-row>
        <table:table-row table:style-name="ro8">
          <table:table-cell/>
          <table:table-cell office:value-type="string">
            <text:p>記入者：</text:p>
          </table:table-cell>
          <table:table-cell table:style-name="ce80"/>
          <table:table-cell table:number-columns-repeated="9"/>
        </table:table-row>
        <table:table-row table:style-name="ro8">
          <table:table-cell/>
          <table:table-cell office:value-type="string">
            <text:p>継続したい点：</text:p>
          </table:table-cell>
          <table:table-cell table:style-name="ce80"/>
          <table:table-cell table:number-columns-repeated="9"/>
        </table:table-row>
        <table:table-row table:style-name="ro8" table:number-rows-repeated="2">
          <table:table-cell/>
          <table:table-cell table:style-name="ce77"/>
          <table:table-cell table:number-columns-repeated="10"/>
        </table:table-row>
        <table:table-row table:style-name="ro8">
          <table:table-cell/>
          <table:table-cell office:value-type="string">
            <text:p>改善すべき点：</text:p>
          </table:table-cell>
          <table:table-cell table:style-name="ce80"/>
          <table:table-cell table:number-columns-repeated="9"/>
        </table:table-row>
        <table:table-row table:style-name="ro8" table:number-rows-repeated="2">
          <table:table-cell/>
          <table:table-cell table:style-name="ce77"/>
          <table:table-cell table:number-columns-repeated="10"/>
        </table:table-row>
        <table:table-row table:style-name="ro8">
          <table:table-cell/>
          <table:table-cell office:value-type="string">
            <text:p>その他：</text:p>
          </table:table-cell>
          <table:table-cell table:style-name="ce80"/>
          <table:table-cell table:number-columns-repeated="9"/>
        </table:table-row>
        <table:table-row table:style-name="ro8">
          <table:table-cell/>
          <table:table-cell table:style-name="ce77"/>
          <table:table-cell table:number-columns-repeated="10"/>
        </table:table-row>
        <table:table-row table:style-name="ro8">
          <table:table-cell/>
          <table:table-cell table:style-name="ce78"/>
          <table:table-cell table:style-name="ce82"/>
          <table:table-cell table:number-columns-repeated="9"/>
        </table:table-row>
      </table:table>
      <table:table table:name="4月18日" table:style-name="ta1" table:print="false">
        <table:table-column table:style-name="co13" table:default-cell-style-name="Default"/>
        <table:table-column table:style-name="co14" table:default-cell-style-name="ce76"/>
        <table:table-column table:style-name="co15" table:default-cell-style-name="ce81"/>
        <table:table-column table:style-name="co16" table:number-columns-repeated="9" table:default-cell-style-name="Default"/>
        <table:table-row table:style-name="ro8">
          <table:table-cell/>
          <table:table-cell table:style-name="ce70" table:number-columns-repeated="2"/>
          <table:table-cell table:number-columns-repeated="9"/>
        </table:table-row>
        <table:table-row table:style-name="ro6">
          <table:table-cell/>
          <table:table-cell office:value-type="string">
            <text:p>日付：</text:p>
          </table:table-cell>
          <table:table-cell table:style-name="ce79" office:value-type="date" office:date-value="2014-04-18">
            <text:p>4月18日</text:p>
          </table:table-cell>
          <table:table-cell table:number-columns-repeated="9"/>
        </table:table-row>
        <table:table-row table:style-name="ro8">
          <table:table-cell/>
          <table:table-cell office:value-type="string">
            <text:p>記入者：</text:p>
          </table:table-cell>
          <table:table-cell table:style-name="ce80"/>
          <table:table-cell table:number-columns-repeated="9"/>
        </table:table-row>
        <table:table-row table:style-name="ro8">
          <table:table-cell/>
          <table:table-cell office:value-type="string">
            <text:p>継続したい点：</text:p>
          </table:table-cell>
          <table:table-cell table:style-name="ce80"/>
          <table:table-cell table:number-columns-repeated="9"/>
        </table:table-row>
        <table:table-row table:style-name="ro8" table:number-rows-repeated="2">
          <table:table-cell/>
          <table:table-cell table:style-name="ce77"/>
          <table:table-cell table:number-columns-repeated="10"/>
        </table:table-row>
        <table:table-row table:style-name="ro8">
          <table:table-cell/>
          <table:table-cell office:value-type="string">
            <text:p>改善すべき点：</text:p>
          </table:table-cell>
          <table:table-cell table:style-name="ce80"/>
          <table:table-cell table:number-columns-repeated="9"/>
        </table:table-row>
        <table:table-row table:style-name="ro8" table:number-rows-repeated="2">
          <table:table-cell/>
          <table:table-cell table:style-name="ce77"/>
          <table:table-cell table:number-columns-repeated="10"/>
        </table:table-row>
        <table:table-row table:style-name="ro8">
          <table:table-cell/>
          <table:table-cell office:value-type="string">
            <text:p>その他：</text:p>
          </table:table-cell>
          <table:table-cell table:style-name="ce80"/>
          <table:table-cell table:number-columns-repeated="9"/>
        </table:table-row>
        <table:table-row table:style-name="ro8">
          <table:table-cell/>
          <table:table-cell table:style-name="ce77"/>
          <table:table-cell table:number-columns-repeated="10"/>
        </table:table-row>
        <table:table-row table:style-name="ro8">
          <table:table-cell/>
          <table:table-cell table:style-name="ce78"/>
          <table:table-cell table:style-name="ce82"/>
          <table:table-cell table:number-columns-repeated="9"/>
        </table:table-row>
      </table:table>
      <table:table table:name="4月25日" table:style-name="ta1" table:print="false">
        <table:table-column table:style-name="co13" table:default-cell-style-name="Default"/>
        <table:table-column table:style-name="co14" table:default-cell-style-name="ce76"/>
        <table:table-column table:style-name="co15" table:default-cell-style-name="ce81"/>
        <table:table-column table:style-name="co16" table:number-columns-repeated="9" table:default-cell-style-name="Default"/>
        <table:table-row table:style-name="ro8">
          <table:table-cell/>
          <table:table-cell table:style-name="ce70" table:number-columns-repeated="2"/>
          <table:table-cell table:number-columns-repeated="9"/>
        </table:table-row>
        <table:table-row table:style-name="ro6">
          <table:table-cell/>
          <table:table-cell office:value-type="string">
            <text:p>日付：</text:p>
          </table:table-cell>
          <table:table-cell table:style-name="ce79" office:value-type="date" office:date-value="2014-04-25">
            <text:p>4月25日</text:p>
          </table:table-cell>
          <table:table-cell table:number-columns-repeated="9"/>
        </table:table-row>
        <table:table-row table:style-name="ro8">
          <table:table-cell/>
          <table:table-cell office:value-type="string">
            <text:p>記入者：</text:p>
          </table:table-cell>
          <table:table-cell table:style-name="ce80"/>
          <table:table-cell table:number-columns-repeated="9"/>
        </table:table-row>
        <table:table-row table:style-name="ro8">
          <table:table-cell/>
          <table:table-cell office:value-type="string">
            <text:p>継続したい点：</text:p>
          </table:table-cell>
          <table:table-cell table:style-name="ce80"/>
          <table:table-cell table:number-columns-repeated="9"/>
        </table:table-row>
        <table:table-row table:style-name="ro8" table:number-rows-repeated="2">
          <table:table-cell/>
          <table:table-cell table:style-name="ce77"/>
          <table:table-cell table:number-columns-repeated="10"/>
        </table:table-row>
        <table:table-row table:style-name="ro8">
          <table:table-cell/>
          <table:table-cell office:value-type="string">
            <text:p>改善すべき点：</text:p>
          </table:table-cell>
          <table:table-cell table:style-name="ce80"/>
          <table:table-cell table:number-columns-repeated="9"/>
        </table:table-row>
        <table:table-row table:style-name="ro8" table:number-rows-repeated="2">
          <table:table-cell/>
          <table:table-cell table:style-name="ce77"/>
          <table:table-cell table:number-columns-repeated="10"/>
        </table:table-row>
        <table:table-row table:style-name="ro8">
          <table:table-cell/>
          <table:table-cell office:value-type="string">
            <text:p>その他：</text:p>
          </table:table-cell>
          <table:table-cell table:style-name="ce80"/>
          <table:table-cell table:number-columns-repeated="9"/>
        </table:table-row>
        <table:table-row table:style-name="ro8">
          <table:table-cell/>
          <table:table-cell table:style-name="ce77"/>
          <table:table-cell table:number-columns-repeated="10"/>
        </table:table-row>
        <table:table-row table:style-name="ro8">
          <table:table-cell/>
          <table:table-cell table:style-name="ce78"/>
          <table:table-cell table:style-name="ce82"/>
          <table:table-cell table:number-columns-repeated="9"/>
        </table:table-row>
      </table:table>
      <table:table table:name="Sheet3" table:style-name="ta1" table:print="false">
        <table:table-column table:style-name="co1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time-style style:name="N40">
      <number:hours/>
      <number:text>:</number:text>
      <number:minutes number:style="long"/>
    </number:time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text>.</number:text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9P0" style:volatile="true">
      <number:month/>
      <number:text>/</number:text>
      <number:day/>
    </number:date-style>
    <number:text-style style:name="N139">
      <number:text-content/>
      <style:map style:condition="value()&gt;=0" style:apply-style-name="N139P0"/>
    </number:text-style>
    <number:date-style style:name="N140">
      <number:month/>
      <number:text>/</number:text>
      <number:day number:style="long"/>
      <number:text>/</number:text>
      <number:year/>
    </number:date-style>
    <number:date-style style:name="N141">
      <number:month number:textual="true"/>
      <number:text>, </number:text>
      <number:year number:style="long"/>
    </number:date-style>
    <number:date-style style:name="N142">
      <number:month number:style="long" number:textual="true"/>
      <number:text>, </number:text>
      <number:year number:style="long"/>
    </number:date-style>
    <number:date-style style:name="N143">
      <number:month number:textual="true"/>
    </number:date-style>
    <number:date-style style:name="N144">
      <number:month number:textual="true"/>
      <number:text>, </number:text>
      <number:year/>
    </number:date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date-style style:name="N150">
      <number:year number:style="long"/>
    </number:dat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2">
      <number:number number:decimal-places="1" number:min-integer-digits="1"/>
    </number:number-style>
    <number:date-style style:name="N153">
      <number:month number:textual="true"/>
      <number:text>-</number:text>
      <number:year number:style="long"/>
    </number:date-style>
    <number:date-style style:name="N154">
      <number:month/>
      <number:text> / </number:text>
      <number:day/>
      <number:text> / </number:text>
      <number:year/>
    </number:date-style>
    <number:date-style style:name="N155">
      <number:text>(</number:text>
      <number:day-of-week/>
      <number:text>)</number:text>
    </number:date-style>
    <number:date-style style:name="N156">
      <number:day number:style="long"/>
      <number:text> - </number:text>
      <number:month number:textual="true"/>
      <number:text> - </number:text>
      <number:year/>
    </number:date-style>
    <number:date-style style:name="N157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8">
      <number:month/>
      <number:text>月</number:text>
      <number:day/>
      <number:text>日</number:text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 style:data-style-name="N40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作業予定バー" style:family="table-cell" style:parent-style-name="Default">
      <style:table-cell-properties fo:background-color="#0099ff"/>
    </style:style>
    <style:style style:name="作業済みバー" style:family="table-cell" style:parent-style-name="Default">
      <style:table-cell-properties fo:background-color="#006b6b"/>
    </style:style>
    <style:style style:name="未完成バー" style:family="table-cell" style:parent-style-name="Default">
      <style:table-cell-properties fo:background-color="#ff6633"/>
    </style:style>
    <style:style style:name="確認色" style:family="table-cell" style:parent-style-name="Default" style:data-style-name="N109">
      <style:table-cell-properties fo:background-color="#e6e6e6"/>
      <style:text-properties fo:color="#cccccc"/>
    </style:style>
    <style:style style:name="未使用色" style:family="table-cell" style:parent-style-name="Default" style:data-style-name="N109">
      <style:table-cell-properties fo:background-color="transparent"/>
      <style:text-properties fo:color="#cccccc"/>
    </style:style>
    <style:style style:name="実作業バー" style:family="table-cell" style:parent-style-name="Default">
      <style:table-cell-properties fo:background-color="#eb613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2014/05/23</text:date>, <text:time>17:50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6-14T15:43:08</meta:creation-date>
    <meta:editing-duration>PT02H11M17S</meta:editing-duration>
    <meta:editing-cycles>23</meta:editing-cycles>
    <meta:generator>NeoOffice/3.2.1$Unix OpenOffice.org_project/Patch 4</meta:generator>
    <dc:date>2014-05-23T17:50:30</dc:date>
    <meta:document-statistic meta:table-count="5" meta:cell-count="491" meta:object-count="0"/>
  </office:meta>
</office:document-meta>
</file>